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Verdana1" svg:font-family="Verdana"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Arial Unicode MS1" svg:font-family="'Arial Unicode MS', 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lassGarmnd BT1" svg:font-family="'ClassGarmnd B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Quotations">
      <style:paragraph-properties fo:margin-left="0in" fo:margin-right="0.3937in" fo:text-indent="0in" style:auto-text-indent="false"/>
    </style:style>
    <style:style style:name="P2" style:family="paragraph" style:parent-style-name="Quotations">
      <style:paragraph-properties fo:margin-left="0in" fo:margin-right="0.3937in" fo:text-align="start" style:justify-single-word="false" fo:text-indent="0in" style:auto-text-indent="false"/>
      <style:text-properties fo:color="#000000" style:font-name="Verdana" fo:font-size="9pt" style:font-size-asian="9pt" style:font-size-complex="9pt"/>
    </style:style>
    <style:style style:name="P3" style:family="paragraph" style:parent-style-name="Quotations">
      <style:paragraph-properties fo:margin-left="0in" fo:margin-right="0.3937in" fo:text-align="start" style:justify-single-word="false" fo:text-indent="0in" style:auto-text-indent="false"/>
    </style:style>
    <style:style style:name="P4" style:family="paragraph" style:parent-style-name="Standard">
      <style:paragraph-properties fo:text-align="center" style:justify-single-word="false"/>
      <style:text-properties fo:color="#000000" style:font-name="Verdana" fo:font-size="9pt" style:font-size-asian="9pt" style:font-name-complex="Verdana2" style:font-size-complex="9pt"/>
    </style:style>
    <style:style style:name="P5" style:family="paragraph" style:parent-style-name="Standard">
      <style:paragraph-properties fo:text-align="center" style:justify-single-word="false"/>
      <style:text-properties fo:color="#000000" style:font-name="Verdana" fo:font-size="9pt" fo:font-weight="bold" style:font-size-asian="9pt" style:font-weight-asian="bold" style:font-name-complex="Verdana2" style:font-size-complex="9pt" style:font-weight-complex="bold"/>
    </style:style>
    <style:style style:name="P6" style:family="paragraph" style:parent-style-name="Standard">
      <style:paragraph-properties fo:text-align="center" style:justify-single-word="false"/>
      <style:text-properties fo:color="#000000" style:font-name="Verdana" fo:font-size="9pt" fo:font-style="normal" fo:font-weight="bold" style:font-name-asian="DejaVu Sans" style:font-size-asian="9pt" style:font-style-asian="normal" style:font-weight-asian="bold" style:font-name-complex="Verdana2" style:font-size-complex="9pt" style:font-style-complex="normal" style:font-weight-complex="bold"/>
    </style:style>
    <style:style style:name="P7" style:family="paragraph" style:parent-style-name="Standard">
      <style:paragraph-properties fo:text-align="center" style:justify-single-word="false"/>
      <style:text-properties fo:color="#000000" style:font-name="Verdana" fo:font-size="12pt" fo:font-weight="bold" style:font-size-asian="12pt" style:font-weight-asian="bold" style:font-name-complex="Verdana2" style:font-size-complex="12pt" style:font-weight-complex="bold"/>
    </style:style>
    <style:style style:name="P8" style:family="paragraph" style:parent-style-name="Standard">
      <style:paragraph-properties fo:text-align="start" style:justify-single-word="false"/>
      <style:text-properties fo:color="#000000" style:font-name="Verdana1" fo:font-size="12pt" fo:font-style="normal" fo:font-weight="normal" style:font-name-asian="DejaVu Sans" style:font-size-asian="12pt" style:font-style-asian="normal" style:font-weight-asian="normal" style:font-name-complex="Verdana2"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19cd2c"/>
    </style:style>
    <style:style style:name="P14" style:family="paragraph" style:parent-style-name="Standard">
      <style:paragraph-properties fo:text-align="center" style:justify-single-word="false"/>
      <style:text-properties style:font-name="Verdana" fo:font-size="9pt" fo:font-style="normal" fo:font-weight="bold" style:font-name-asian="DejaVu Sans" style:font-size-asian="9pt" style:font-style-asian="normal" style:font-weight-asian="bold" style:font-name-complex="Verdana2" style:font-size-complex="9pt" style:font-style-complex="normal" style:font-weight-complex="bold"/>
    </style:style>
    <style:style style:name="P15" style:family="paragraph" style:parent-style-name="Standard">
      <style:paragraph-properties fo:text-align="start" style:justify-single-word="false"/>
      <style:text-properties style:font-name="Verdana1"/>
    </style:style>
    <style:style style:name="P16" style:family="paragraph" style:parent-style-name="Standard">
      <style:paragraph-properties fo:text-align="center" style:justify-single-word="false"/>
      <style:text-properties officeooo:rsid="0019cd2c" officeooo:paragraph-rsid="0019cd2c"/>
    </style:style>
    <style:style style:name="P17" style:family="paragraph" style:parent-style-name="Standard" style:master-page-name="First_20_Page">
      <style:paragraph-properties fo:text-align="center" style:justify-single-word="false" style:page-number="auto"/>
      <style:text-properties fo:color="#000000" style:font-name="Verdana" fo:font-size="9pt" style:font-size-asian="9pt" style:font-name-complex="Verdana2" style:font-size-complex="9pt"/>
    </style:style>
    <style:style style:name="P18" style:family="paragraph" style:parent-style-name="Text_20_body">
      <style:text-properties style:font-name="Verdana1"/>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indent="0in" style:auto-text-indent="false"/>
      <style:text-properties style:font-name="Verdana"/>
    </style:style>
    <style:style style:name="P21" style:family="paragraph" style:parent-style-name="Text_20_body">
      <style:paragraph-properties fo:margin-left="0in" fo:margin-right="0in" fo:text-indent="0in" style:auto-text-indent="false"/>
      <style:text-properties style:font-name="Verdana1"/>
    </style:style>
    <style:style style:name="P22" style:family="paragraph" style:parent-style-name="Text_20_body">
      <style:paragraph-properties fo:margin-left="0in" fo:margin-right="0in" fo:text-align="start" style:justify-single-word="false" fo:text-indent="0in" style:auto-text-indent="false"/>
      <style:text-properties style:font-name="Verdana1"/>
    </style:style>
    <style:style style:name="P23" style:family="paragraph" style:parent-style-name="Text_20_body">
      <style:paragraph-properties fo:margin-left="0in" fo:margin-right="0in" fo:margin-top="0in" fo:margin-bottom="0.1043in" loext:contextual-spacing="false" fo:text-indent="0in" style:auto-text-indent="false"/>
    </style:style>
    <style:style style:name="T1" style:family="text">
      <style:text-properties fo:color="#000000" style:font-name="Verdana" fo:font-size="9pt" style:font-size-asian="9pt" style:font-size-complex="9pt"/>
    </style:style>
    <style:style style:name="T2" style:family="text">
      <style:text-properties fo:color="#000000" style:font-name="Verdana" fo:font-size="9pt" style:font-size-asian="9pt" style:font-name-complex="Verdana2" style:font-size-complex="9pt"/>
    </style:style>
    <style:style style:name="T3" style:family="text">
      <style:text-properties fo:color="#000000" style:font-name="Verdana" fo:font-size="9pt" fo:font-weight="bold" style:font-size-asian="9pt" style:font-weight-asian="bold" style:font-name-complex="Verdana2" style:font-size-complex="9pt" style:font-weight-complex="bold"/>
    </style:style>
    <style:style style:name="T4" style:family="text">
      <style:text-properties fo:color="#000000" style:font-name="Verdana" fo:font-size="9pt" fo:font-style="italic" style:font-size-asian="9pt" style:font-style-asian="italic" style:font-name-complex="Verdana2" style:font-size-complex="9pt" style:font-style-complex="italic"/>
    </style:style>
    <style:style style:name="T5" style:family="text">
      <style:text-properties fo:color="#000000" style:font-name="Verdana" fo:font-size="9pt" fo:font-style="normal" fo:font-weight="bold" style:font-name-asian="DejaVu Sans" style:font-size-asian="9pt" style:font-style-asian="normal" style:font-weight-asian="bold" style:font-name-complex="Verdana2" style:font-size-complex="9pt" style:font-style-complex="normal" style:font-weight-complex="bold"/>
    </style:style>
    <style:style style:name="T6" style:family="text">
      <style:text-properties fo:color="#000000" style:font-name="Verdana" fo:font-size="9pt" fo:font-style="normal" fo:font-weight="normal" style:font-name-asian="DejaVu Sans" style:font-size-asian="9pt" style:font-style-asian="normal" style:font-weight-asian="normal" style:font-name-complex="Verdana2" style:font-size-complex="9pt" style:font-style-complex="normal" style:font-weight-complex="normal"/>
    </style:style>
    <style:style style:name="T7" style:family="text">
      <style:text-properties fo:color="#000000" style:font-name="Verdana" fo:font-size="12pt" fo:font-weight="bold" style:font-size-asian="12pt" style:font-weight-asian="bold" style:font-name-complex="Verdana2" style:font-size-complex="12pt" style:font-weight-complex="bold"/>
    </style:style>
    <style:style style:name="T8" style:family="text">
      <style:text-properties fo:color="#000000" style:font-name="Verdana" fo:font-size="12pt" fo:font-style="normal" fo:font-weight="normal" style:font-name-asian="DejaVu Sans" style:font-size-asian="12pt" style:font-style-asian="normal" style:font-weight-asian="normal" style:font-name-complex="Verdana2" style:font-size-complex="12pt" style:font-style-complex="normal" style:font-weight-complex="normal"/>
    </style:style>
    <style:style style:name="T9" style:family="text">
      <style:text-properties fo:color="#000000" style:font-name="Verdana" fo:font-size="12pt" fo:font-style="italic" fo:font-weight="normal" style:font-name-asian="DejaVu Sans" style:font-size-asian="12pt" style:font-style-asian="italic" style:font-weight-asian="normal" style:font-name-complex="Verdana2" style:font-size-complex="12pt" style:font-style-complex="italic" style:font-weight-complex="normal"/>
    </style:style>
    <style:style style:name="T10" style:family="text">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color="#000000" style:font-name="Verdana"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fo:color="#000000" fo:font-size="12pt" fo:font-style="normal" fo:font-weight="normal" style:font-name-asian="DejaVu Sans" style:font-size-asian="12pt" style:font-style-asian="normal" style:font-weight-asian="normal" style:font-name-complex="Verdana2" style:font-size-complex="12pt" style:font-style-complex="normal" style:font-weight-complex="normal"/>
    </style:style>
    <style:style style:name="T15" style:family="text">
      <style:text-properties fo:color="#000000" fo:font-size="12pt" fo:font-style="italic" fo:font-weight="normal" style:font-name-asian="DejaVu Sans" style:font-size-asian="12pt" style:font-style-asian="italic" style:font-weight-asian="normal" style:font-name-complex="Verdana2" style:font-size-complex="12pt" style:font-style-complex="italic" style:font-weight-complex="normal"/>
    </style:style>
    <style:style style:name="T16"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color="#000000" style:font-name="Verdana1" fo:font-size="12pt" fo:font-style="normal" fo:font-weight="normal" style:font-name-asian="DejaVu Sans" style:font-size-asian="12pt" style:font-style-asian="normal" style:font-weight-asian="normal" style:font-name-complex="Verdana2" style:font-size-complex="12pt" style:font-style-complex="normal" style:font-weight-complex="normal"/>
    </style:style>
    <style:style style:name="T18" style:family="text">
      <style:text-properties fo:font-size="9pt" style:font-size-asian="9pt" style:font-size-complex="9pt"/>
    </style:style>
    <style:style style:name="T19" style:family="text">
      <style:text-properties style:font-name="Verdana"/>
    </style:style>
    <style:style style:name="T20" style:family="text">
      <style:text-properties style:font-name="Verdana" fo:font-size="12pt" style:font-size-asian="12pt" style:font-size-complex="12pt"/>
    </style:style>
    <style:style style:name="T21" style:family="text">
      <style:text-properties style:font-name="Verdana" fo:font-size="12pt" style:font-size-asian="12pt" style:font-size-complex="12pt" style:font-weight-complex="normal"/>
    </style:style>
    <style:style style:name="T22" style:family="text">
      <style:text-properties style:font-name="Verdana" fo:font-size="12pt" fo:font-weight="normal" style:font-size-asian="12pt" style:font-weight-asian="normal" style:font-size-complex="12pt"/>
    </style:style>
    <style:style style:name="T23" style:family="text">
      <style:text-properties style:font-name="Verdana" fo:font-size="12pt" fo:font-weight="normal" style:font-size-asian="12pt" style:font-weight-asian="normal" style:font-size-complex="12pt" style:font-weight-complex="normal"/>
    </style:style>
    <style:style style:name="T24" style:family="text">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style:font-name="Verdana" fo:font-style="italic" style:font-style-asian="italic" style:font-style-complex="italic"/>
    </style:style>
    <style:style style:name="T26" style:family="text">
      <style:text-properties style:font-name="Verdana" fo:font-style="italic" fo:font-weight="normal" style:font-style-asian="italic" style:font-weight-asian="normal" style:font-style-complex="italic" style:font-weight-complex="normal"/>
    </style:style>
    <style:style style:name="T27" style:family="text">
      <style:text-properties style:font-name="Verdana" fo:font-weight="bold" style:font-weight-asian="bold" style:font-weight-complex="bold"/>
    </style:style>
    <style:style style:name="T28" style:family="text">
      <style:text-properties style:font-name="Verdana" style:font-size-complex="12pt" style:font-weight-complex="normal"/>
    </style:style>
    <style:style style:name="T29" style:family="text">
      <style:text-properties style:font-name="Verdana"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ize="12pt" fo:font-weight="normal" style:font-size-asian="12pt" style:font-weight-asian="normal"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12pt" style:font-size-asian="12pt" style:font-size-complex="12pt" style:font-weight-complex="normal"/>
    </style:style>
    <style:style style:name="T3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size="11pt" fo:font-style="italic" fo:font-weight="bold" style:font-size-asian="11pt" style:font-style-asian="italic" style:font-weight-asian="bold" style:font-size-complex="11pt" style:font-style-complex="italic" style:font-weight-complex="bold"/>
    </style:style>
    <style:style style:name="T41" style:family="text">
      <style:text-properties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4"/>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2"/>
      <text:p text:style-name="P2"/>
      <text:p text:style-name="P2"/>
      <text:p text:style-name="P2"/>
      <text:p text:style-name="P2"/>
      <text:p text:style-name="P2"/>
      <text:p text:style-name="P3"><text:span text:style-name="T1"><text:line-break/>Copyright © 2020 by Brent Elisens<text:line-break/>All rights reserved. This book or any portion thereof may not be reproduced or used in any manner whatsoever without the express written permission of the publisher except for the use of brief quotations in a book review.</text:span></text:p>
      <text:p text:style-name="P1"><text:span text:style-name="T1">Printed in the United States of America</text:span></text:p>
      <text:p text:style-name="P1"><text:span text:style-name="T1">First Printing, 2020</text:span></text:p>
      <text:p text:style-name="P1"><text:span text:style-name="T1">ISBN: </text:span><text:span text:style-name="T18">9798630687074</text:span></text:p>
      <text:p text:style-name="P10"><text:a xlink:type="simple" xlink:href="mailto:sixie6e@gmail.com" text:style-name="Internet_20_link" text:visited-style-name="Visited_20_Internet_20_Link">sixie6e@gmail.com</text:a><text:span text:style-name="T3"><text:line-break/></text:span><text:a xlink:type="simple" xlink:href="mailto:dectaskforce@gmail.com" text:style-name="Internet_20_link" text:visited-style-name="Visited_20_Internet_20_Link">dectaskforce@gmail.com</text:a></text:p>
      <text:p text:style-name="P10"><text:a xlink:type="simple" xlink:href="mailto:paracosmoclast@gmail.com" text:style-name="Internet_20_link" text:visited-style-name="Visited_20_Internet_20_Link"><text:span text:style-name="T3">paracosmoclast@gmail.com</text:span></text:a></text:p>
      <text:p text:style-name="P10"><text:a xlink:type="simple" xlink:href="https://sixie6e.altervista.org/" text:style-name="Internet_20_link" text:visited-style-name="Visited_20_Internet_20_Link">http://</text:a><text:a xlink:type="simple" xlink:href="https://sixie6e.altervista.org/" text:style-name="Internet_20_link" text:visited-style-name="Visited_20_Internet_20_Link">distherapy.net</text:a><text:span text:style-name="T3"><text:line-break/></text:span><text:a xlink:type="simple" xlink:href="https://www.facebook.com/sixie6e" text:style-name="Internet_20_link" text:visited-style-name="Visited_20_Internet_20_Link">https://www.facebook.com/sixie6e</text:a><text:span text:style-name="T3"><text:line-break/></text:span><text:a xlink:type="simple" xlink:href="https://sixie6e.altervista.org/" text:style-name="Internet_20_link" text:visited-style-name="Visited_20_Internet_20_Link">https://sixie6e.altervista.org</text:a></text:p>
      <text:p text:style-name="P11"/>
      <text:p text:style-name="P7"><text:soft-page-break/></text:p>
      <text:p text:style-name="P13"><text:span text:style-name="T7">paracosmoclas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pan text:style-name="T4">my</text:span><text:span text:style-name="T2"> satori versus </text:span><text:span text:style-name="T4">your</text:span><text:span text:style-name="T2"> doctrin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2">brent elisens</text:span></text:p>
      <text:p text:style-name="P12"><text:span text:style-name="T5">@sixie6e</text:span></text:p>
      <text:p text:style-name="P14"/>
      <text:p text:style-name="P6"/>
      <text:p text:style-name="P10"><text:soft-page-break/><text:span text:style-name="T6"><text:tab/></text:span><text:span text:style-name="T17">add materials, subtract their humanity, and you get class division over product.</text:span></text:p>
      <text:p text:style-name="P8"/>
      <text:p text:style-name="P15"><text:span text:style-name="T14"><text:tab/>time is only what our inventions say it is. exit the clock to exit the matrix.</text:span></text:p>
      <text:p text:style-name="P8"/>
      <text:p text:style-name="P15"><text:span text:style-name="T14"><text:tab/>xenophobia and views of manifest destiny are often wedded if not conjugating at the minimum.</text:span></text:p>
      <text:p text:style-name="P8"/>
      <text:p text:style-name="P15"><text:span text:style-name="T14"><text:tab/>is the sun the nucleus of a massive cell, if so what does that make the earth?</text:span></text:p>
      <text:p text:style-name="P8"/>
      <text:p text:style-name="P15"><text:span text:style-name="T14"><text:tab/>people cannot pay their electric bills but look how much energy is wasted on christmas lights.</text:span></text:p>
      <text:p text:style-name="P8"/>
      <text:p text:style-name="P15"><text:span text:style-name="T14"><text:tab/>if you don't clock in as the cheap labor you won't survive. that's ultimatum labor not voluntary employment.</text:span></text:p>
      <text:p text:style-name="P8"/>
      <text:p text:style-name="P15"><text:span text:style-name="T14"><text:tab/>only in a society built on lies would the truth need credentials.</text:span></text:p>
      <text:p text:style-name="P8"/>
      <text:p text:style-name="P15"><text:span text:style-name="T14"><text:tab/>every month has holidays. holidays are an economy boost, period. debt slaves spend their wages on shit they don't need.</text:span></text:p>
      <text:p text:style-name="P8"/>
      <text:p text:style-name="P15"><text:span text:style-name="T14"><text:tab/>we live in a free speech society where you go to prison for words.</text:span></text:p>
      <text:p text:style-name="P8"><text:soft-page-break/></text:p>
      <text:p text:style-name="P15"><text:span text:style-name="T14"><text:tab/>if your god has to coerce, convince, or threaten me through you, it has a deity status of zero.</text:span></text:p>
      <text:p text:style-name="P8"/>
      <text:p text:style-name="P15"><text:span text:style-name="T14"><text:tab/>if you pray to your god to protect you then you either don't have faith or you think he's doing it wrong.</text:span></text:p>
      <text:p text:style-name="P8"/>
      <text:p text:style-name="P15"><text:span text:style-name="T14"><text:tab/>religion and state cornered the morality market yet both have committed exponentially more atrocities in the name of it.</text:span></text:p>
      <text:p text:style-name="P8"/>
      <text:p text:style-name="P15"><text:span text:style-name="T14"><text:tab/>if you found out newton raped and killed kids, would you remove calculus from schools?</text:span></text:p>
      <text:p text:style-name="P8"/>
      <text:p text:style-name="P15"><text:span text:style-name="T14"><text:tab/>do you consider the amount of life you kill doing unnecessary things like cutting the grass?</text:span></text:p>
      <text:p text:style-name="P8"/>
      <text:p text:style-name="P15"><text:span text:style-name="T14"><text:tab/>we cannot measure the smallest or largest anything therefore understanding our existence relative to everything else is impossible.</text:span></text:p>
      <text:p text:style-name="P8"/>
      <text:p text:style-name="P15"><text:span text:style-name="T14"><text:tab/>if any other species caused the amount of destruction and suffering that we do, we would exterminate it.</text:span></text:p>
      <text:p text:style-name="P8"/>
      <text:p text:style-name="P15"><text:soft-page-break/><text:span text:style-name="T14"><text:tab/>corporations and industry are running the </text:span><text:span text:style-name="T15">planet</text:span><text:span text:style-name="T14"> into the </text:span><text:span text:style-name="T15">ground</text:span><text:span text:style-name="T14">.</text:span></text:p>
      <text:p text:style-name="P8"/>
      <text:p text:style-name="P15"><text:span text:style-name="T14"><text:tab/>you live on earth not on america.</text:span></text:p>
      <text:p text:style-name="P8"/>
      <text:p text:style-name="P15"><text:span text:style-name="T14"><text:tab/>the media prints what people want to read while those people pretend to be outraged after reading what they themselves wrote.</text:span></text:p>
      <text:p text:style-name="P8"/>
      <text:p text:style-name="P15"><text:span text:style-name="T14"><text:tab/>if your existence were legitimate you would not need a flag or a cross.</text:span></text:p>
      <text:p text:style-name="P8"/>
      <text:p text:style-name="P15"><text:span text:style-name="T14"><text:tab/>is eating gmo's cannibalism?</text:span></text:p>
      <text:p text:style-name="P8"/>
      <text:p text:style-name="P15"><text:span text:style-name="T14"><text:tab/>say what you want about your enemies but we learn more about ourselves and each other through conflict than stability.</text:span></text:p>
      <text:p text:style-name="P8"/>
      <text:p text:style-name="P15"><text:span text:style-name="T14"><text:tab/>the rich and famous could have helped society a long time ago but what are gods if they've no one to worship them?</text:span></text:p>
      <text:p text:style-name="P8"/>
      <text:p text:style-name="P15"><text:span text:style-name="T14"><text:tab/>protective orders/injunctions are not forcefields.</text:span></text:p>
      <text:p text:style-name="P8"/>
      <text:p text:style-name="P15"><text:span text:style-name="T14"><text:tab/>if reality was law, the religious would be incarcerated.</text:span></text:p>
      <text:p text:style-name="P8"/>
      <text:p text:style-name="P15"><text:soft-page-break/><text:span text:style-name="T14"><text:tab/>corporations make you beg for slavery, abandon your sense of self, and then be grateful for it. </text:span></text:p>
      <text:p text:style-name="P8"/>
      <text:p text:style-name="P15"><text:span text:style-name="T14"><text:tab/>amenities through slavery are indentured delusions.</text:span></text:p>
      <text:p text:style-name="P8"/>
      <text:p text:style-name="P15"><text:span text:style-name="T14"><text:tab/>basic needs should be separate from the economy. </text:span></text:p>
      <text:p text:style-name="P8"/>
      <text:p text:style-name="P15"><text:span text:style-name="T14"><text:tab/>anger doesn't make the monster, tone police just focus on delivery.</text:span></text:p>
      <text:p text:style-name="P8"/>
      <text:p text:style-name="P15"><text:span text:style-name="T14"><text:tab/>is ascension through suffer?</text:span></text:p>
      <text:p text:style-name="P8"/>
      <text:p text:style-name="P15"><text:span text:style-name="T14"><text:tab/>everyone has a god and their god is the only one. </text:span></text:p>
      <text:p text:style-name="P8"/>
      <text:p text:style-name="P15"><text:span text:style-name="T14"><text:tab/>misapplication of labels can cause serious injury and death.</text:span></text:p>
      <text:p text:style-name="P8"/>
      <text:p text:style-name="P15"><text:span text:style-name="T14"><text:tab/>you're worth more than the government gives you permission to be. </text:span></text:p>
      <text:p text:style-name="P8"/>
      <text:p text:style-name="P15"><text:span text:style-name="T14"><text:tab/>people get more food than they ordered and send it back for replacement, wasting the original.</text:span></text:p>
      <text:p text:style-name="P8"/>
      <text:p text:style-name="P15"><text:span text:style-name="T14"><text:tab/>vehicles are a state racket.</text:span></text:p>
      <text:p text:style-name="P8"/>
      <text:p text:style-name="P15"><text:soft-page-break/><text:span text:style-name="T14"><text:tab/>politics is just another reality tv show for the simpleminded.</text:span></text:p>
      <text:p text:style-name="P8"/>
      <text:p text:style-name="P15"><text:span text:style-name="T14"><text:tab/>a parcel of land per crop for profit is a shit system.</text:span></text:p>
      <text:p text:style-name="P8"/>
      <text:p text:style-name="P15"><text:span text:style-name="T14"><text:tab/>provoke until they react so you can scream victim. (american proverb)</text:span></text:p>
      <text:p text:style-name="P8"/>
      <text:p text:style-name="P15"><text:span text:style-name="T14"><text:tab/>knowledge vs democracy is intelligence vs idiocrasy. their grains of truth are null, but sweet.</text:span></text:p>
      <text:p text:style-name="P8"/>
      <text:p text:style-name="P15"><text:span text:style-name="T14"><text:tab/>trees are the earth's hair and we are fleas.</text:span></text:p>
      <text:p text:style-name="P8"/>
      <text:p text:style-name="P15"><text:span text:style-name="T14"><text:tab/>we are descendants of fish.</text:span></text:p>
      <text:p text:style-name="P8"/>
      <text:p text:style-name="P15"><text:span text:style-name="T14"><text:tab/>right to privacy has to be limited. people can't fuck kids then when they get caught say, as legitimate excuse, "you weren't supposed to find out". florida has such laws: </text:span><text:span text:style-name="T15">https://www.kevinkuliklaw.com/two-party-consent-law-upheld-against-victims-recording-of-her-sexual-abuser/</text:span></text:p>
      <text:p text:style-name="P8"/>
      <text:p text:style-name="P15"><text:span text:style-name="T14"><text:tab/></text:span><text:span text:style-name="T13">whoever told you that you needed to eat three meals a day was just trying to sell you groceries.</text:span></text:p>
      <text:p text:style-name="P9"/>
      <text:p text:style-name="P15"><text:soft-page-break/><text:span text:style-name="T13"><text:tab/>work ethic is a scam designed to trick you into taking pride in your own exploitation.</text:span></text:p>
      <text:p text:style-name="P9"/>
      <text:p text:style-name="P15"><text:span text:style-name="T13"><text:tab/>with the natural disasters, diseases, carnivorous predators, accidents, etc it's sickening that what you have to fear most is other humans.</text:span></text:p>
      <text:p text:style-name="P9"/>
      <text:p text:style-name="P15"><text:span text:style-name="T13"><text:tab/>the star-spangled banner = die horst wessel lied. the hand salute = the hand salute.</text:span></text:p>
      <text:p text:style-name="P9"/>
      <text:p text:style-name="P15"><text:span text:style-name="T13"><text:tab/>an honorable sense of justice can't adapt to the construct of today's society.</text:span></text:p>
      <text:p text:style-name="P9"/>
      <text:p text:style-name="P15"><text:span text:style-name="T13"><text:tab/>once you stop choosing sides politically, you'll see both sides are against you socially.</text:span></text:p>
      <text:p text:style-name="P9"/>
      <text:p text:style-name="P15"><text:span text:style-name="T13"><text:tab/>you choosing between two sides of a sick system is you still choosing the sick system.</text:span></text:p>
      <text:p text:style-name="P9"/>
      <text:p text:style-name="P15"><text:span text:style-name="T13"><text:tab/>the chemical age, the industrial revolution....i don't think i trust humanity to not indirectly kill us all, by trying to make things 'better' for us all.</text:span></text:p>
      <text:p text:style-name="P9"/>
      <text:p text:style-name="P15"><text:span text:style-name="T13"><text:tab/>the goal is to stop injustice, not play whackamole with it.</text:span></text:p>
      <text:p text:style-name="P9"><text:soft-page-break/></text:p>
      <text:p text:style-name="P15"><text:span text:style-name="T13"><text:tab/>~83% of people believe they can fix the system by filing paperwork.</text:span></text:p>
      <text:p text:style-name="P9"/>
      <text:p text:style-name="P15"><text:span text:style-name="T13"><text:tab/>the email address i used in a domestic terrorism case i worked...i made it so they'd have to say 'fart' twice in court: bumfartosfartbox.</text:span></text:p>
      <text:p text:style-name="P9"/>
      <text:p text:style-name="P15"><text:span text:style-name="T13"><text:tab/>a man with a forgery charge because he has no money is less of a threat but the child molester goes free until court because he can afford bail.</text:span></text:p>
      <text:p text:style-name="P9"/>
      <text:p text:style-name="P15"><text:span text:style-name="T13"><text:tab/>most judges got their robes at party galaxy and their degrees on ms paint.</text:span></text:p>
      <text:p text:style-name="P9"/>
      <text:p text:style-name="P15"><text:span text:style-name="T13"><text:tab/>people scream how corrupt the police and the system are, but are quick to use them against someone they don't like.</text:span></text:p>
      <text:p text:style-name="P9"/>
      <text:p text:style-name="P15"><text:span text:style-name="T13"><text:tab/>most humans are obstacles.</text:span></text:p>
      <text:p text:style-name="P9"/>
      <text:p text:style-name="P15"><text:span text:style-name="T13"><text:tab/>did your ex beat you, or did every person who is your ex's gender also beat you? stop applying specific incidents that happened to you, to groups of people as a whole.</text:span></text:p>
      <text:p text:style-name="P9"/>
      <text:p text:style-name="P15"><text:span text:style-name="T13"><text:tab/>bad words and an asshole demeanor do not mean facts lose weight.</text:span></text:p>
      <text:p text:style-name="P9"><text:soft-page-break/></text:p>
      <text:p text:style-name="P15"><text:span text:style-name="T13"><text:tab/>sweaty men in tights chasing balls with other sweaty men in tights. however i'm not a manly man because i don't like sports.</text:span></text:p>
      <text:p text:style-name="P9"/>
      <text:p text:style-name="P15"><text:span text:style-name="T16"><text:tab/>take your children, you let them.</text:span></text:p>
      <text:p text:style-name="P15"><text:span text:style-name="T16"><text:tab/>take your wages, you let them.</text:span></text:p>
      <text:p text:style-name="P15"><text:span text:style-name="T16"><text:tab/>take your freedom, you let them.</text:span></text:p>
      <text:p text:style-name="P15"><text:span text:style-name="T16"><text:tab/>take your order wrong, it's an issue.</text:span></text:p>
      <text:p text:style-name="P9"/>
      <text:p text:style-name="P15"><text:span text:style-name="T13"><text:tab/>"when i get hungry i get cranky"...well if you get cranky you get punched. quit trying to justify and continue shit behavior.</text:span></text:p>
      <text:p text:style-name="P9"/>
      <text:p text:style-name="P15"><text:span text:style-name="T13"><text:tab/>go look at your grocery store's food section and then in your mind picture the 38,751 other grocery stores across the country and </text:span><text:span text:style-name="T16">their</text:span><text:span text:style-name="T13"> food sections. so much excess yet so unattainable...unless of course you scan your code.</text:span></text:p>
      <text:p text:style-name="P9"/>
      <text:p text:style-name="P15"><text:span text:style-name="T13"><text:tab/>people post their entire life on facebook then when someone challenges a part of it, they say - "you don't know me".</text:span></text:p>
      <text:p text:style-name="P9"/>
      <text:p text:style-name="P15"><text:span text:style-name="T13"><text:tab/>people post pictures of food then say, 'stop world hunger'.</text:span></text:p>
      <text:p text:style-name="P9"/>
      <text:p text:style-name="P15"><text:soft-page-break/><text:span text:style-name="T13"><text:tab/>'if you don't accept me the way i am, then you don't love me' is an excuse to make the other person do all the mental/emotional work.</text:span></text:p>
      <text:p text:style-name="P9"/>
      <text:p text:style-name="P15"><text:span text:style-name="T13"><text:tab/>some women sexualize themselves with suggestive poses with minimal attire then when a man likes all of their pictures giving them that attention they absolutely were fishing for, they say, 'creep'. #metoo is literally read as 'pound me too'.</text:span></text:p>
      <text:p text:style-name="P9"/>
      <text:p text:style-name="P15"><text:span text:style-name="T13"><text:tab/>people say they want to learn to be self-sufficient without relying on money or the state but then they say, 'i can't today i have to go to work'.</text:span></text:p>
      <text:p text:style-name="P9"/>
      <text:p text:style-name="P15"><text:span text:style-name="T13"><text:tab/>whatever you are known for 'good' or 'bad', be willing to let go of the image and your attachment to it. people will find any reason to love, any reason to hate.</text:span></text:p>
      <text:p text:style-name="P9"/>
      <text:p text:style-name="P15"><text:span text:style-name="T13"><text:tab/>the government treats you like children so act like it. question everything. that doesn't mean reject everything, it just means accept nothing for face value.</text:span></text:p>
      <text:p text:style-name="P9"/>
      <text:p text:style-name="P15"><text:span text:style-name="T13"><text:tab/>stop being afraid of germs and bad guys. fear makes you abandon rational thought and relinquish control and dollars.</text:span></text:p>
      <text:p text:style-name="P9"/>
      <text:p text:style-name="P15"><text:soft-page-break/><text:span text:style-name="T13"><text:tab/>steal the wealth of the politicians and bankers by not giving it to them.</text:span></text:p>
      <text:p text:style-name="P9"/>
      <text:p text:style-name="P15"><text:span text:style-name="T13"><text:tab/>humans are, at the base, animals manipulating their environment.</text:span></text:p>
      <text:p text:style-name="P9"/>
      <text:p text:style-name="P15"><text:span text:style-name="T13"><text:tab/></text:span><text:span text:style-name="T14">if they can make you out to be the monster then they don’t have to accept responsibility for their actions.</text:span></text:p>
      <text:p text:style-name="P8"/>
      <text:p text:style-name="P15"><text:span text:style-name="T14"><text:tab/>conflict and reconciliation. how many cycles of that? we are all angry and most of us feel bad after even though our anger was justified. feeling of a conflict being resolved is an addiction, a success for me.</text:span></text:p>
      <text:p text:style-name="P8"/>
      <text:p text:style-name="P15"><text:span text:style-name="T14"><text:tab/>xenophobic(noun): a child in kindergarten still stuck on colors.</text:span></text:p>
      <text:p text:style-name="P8"/>
      <text:p text:style-name="P15"><text:span text:style-name="T14"><text:tab/>uniformed/patrol police protect the system, not its livestock except as a means to protect the system.</text:span></text:p>
      <text:p text:style-name="P8"/>
      <text:p text:style-name="P15"><text:span text:style-name="T14"><text:tab/>voting is you trying to impose your will on others in a 'free' country.</text:span></text:p>
      <text:p text:style-name="P15"><text:span text:style-name="T14"><text:tab/></text:span></text:p>
      <text:p text:style-name="P15"><text:span text:style-name="T14"><text:tab/>existence is a state/corporate racket. basic needs barely met and to remain in constant fear of losing them. that is what we get for our cheap labor.</text:span></text:p>
      <text:p text:style-name="P8"/>
      <text:p text:style-name="P15"><text:soft-page-break/><text:span text:style-name="T14"><text:tab/>many statistics come from surveying people you don't trust. the general public.</text:span></text:p>
      <text:p text:style-name="P8"/>
      <text:p text:style-name="P15"><text:span text:style-name="T14"><text:tab/>if you did trust the general public, what are your door alarms, tamper evident seals, attorneys, fences, and car insurance for?</text:span></text:p>
      <text:p text:style-name="P8"/>
      <text:p text:style-name="P15"><text:span text:style-name="T14"><text:tab/>trying to be unique is no longer unique and has become a stereotype in and of itself.</text:span></text:p>
      <text:p text:style-name="P8"/>
      <text:p text:style-name="P15"><text:span text:style-name="T14"><text:tab/>the poor too often concern themselves with the dialogue of the rich, diverting focus from the exploitation.</text:span></text:p>
      <text:p text:style-name="P8"/>
      <text:p text:style-name="P15"><text:span text:style-name="T14"><text:tab/>attack symbolism only logically at its lack of substance, do not attack the physical representations of their symbolism.</text:span></text:p>
      <text:p text:style-name="P8"/>
      <text:p text:style-name="P15"><text:span text:style-name="T14"><text:tab/>a purposeless existence as cheap labor is often mentally scabbed over with "deity x, y, or z has a plan for me".</text:span></text:p>
      <text:p text:style-name="P8"/>
      <text:p text:style-name="P15"><text:span text:style-name="T14"><text:tab/></text:span>american dream(noun): <text:span text:style-name="T35">complacency and conformity over safety and security while you clock in for corporations and then give your wages back to them while the state takes a cut.</text:span></text:p>
      <text:p text:style-name="P8"/>
      <text:p text:style-name="P15"><text:soft-page-break/><text:span text:style-name="T14"><text:tab/>if the system and state </text:span><text:span text:style-name="T15">were</text:span><text:span text:style-name="T14"> so great, the suicide rate wouldn't perpetually elevate.</text:span></text:p>
      <text:p text:style-name="P8"/>
      <text:p text:style-name="P15"><text:span text:style-name="T14"><text:tab/>if humans are the most advanced species and there are enough resources on the planet for all species to thrive, why are humans the only ones unable to obtain a home just for existing?</text:span></text:p>
      <text:p text:style-name="P8"/>
      <text:p text:style-name="P15"><text:span text:style-name="T14"><text:tab/>if someone is angry at injustice </text:span>the state just says 'mental health' and it prevents the average citizen from coming to the aid of the victim - thus creates the lone wolf.</text:p>
      <text:p text:style-name="P15"/>
      <text:p text:style-name="P15"><text:tab/>behind every corporate phrase and slogan you can root out fear and deception which are used to alter your behavior and obtain your dollar.</text:p>
      <text:p text:style-name="P8"/>
      <text:p text:style-name="P15"><text:span text:style-name="T14"><text:tab/>we have to justify a existence we didn't ask for with manual labor for things we don't really need.</text:span></text:p>
      <text:p text:style-name="P8"/>
      <text:p text:style-name="P15"><text:span text:style-name="T14"><text:tab/>politics(action noun): </text:span>gossiping about the rich that exploit you, and defending them.</text:p>
      <text:p text:style-name="P8"/>
      <text:p text:style-name="P15"><text:span text:style-name="T14"><text:tab/>fear is the deadliest virus being spread by religious and statist agents.</text:span></text:p>
      <text:p text:style-name="P8"><text:soft-page-break/></text:p>
      <text:p text:style-name="P15"><text:span text:style-name="T14"><text:tab/>business depends on not offending people. that's ridiculous. corporations have constructed a make believe world.</text:span></text:p>
      <text:p text:style-name="P8"/>
      <text:p text:style-name="P15"><text:span text:style-name="T14"><text:tab/>what if you don't need prozac you just aren't meant to be cheap labor working a pointless existence stocking shelves?</text:span></text:p>
      <text:p text:style-name="P8"/>
      <text:p text:style-name="P15"><text:span text:style-name="T14"><text:tab/>society is built on fear, terrorism is law.</text:span></text:p>
      <text:p text:style-name="P8"/>
      <text:p text:style-name="P15"><text:span text:style-name="T14"><text:tab/>never bite the hand that feeds you, unless it also beats you, then sever it.</text:span></text:p>
      <text:p text:style-name="P8"/>
      <text:p text:style-name="P15"><text:span text:style-name="T14"><text:tab/>almost everyone in society plays dress up in one or more of a wide array of socially accepted costumes.</text:span></text:p>
      <text:p text:style-name="P8"/>
      <text:p text:style-name="P15"><text:span text:style-name="T14"><text:tab/>"i risked my life and got paid for symbolism, global domination, and revenue. i also helped keep my fellow countrymen enslaved by corporations and the state so i deserve honor and respect". um....</text:span>no. you don't. veterans don't deserve respect. your ignorance deserves ridicule and sympathy. the damages you have caused deserve introspection.</text:p>
      <text:p text:style-name="P8"/>
      <text:p text:style-name="P15"><text:soft-page-break/><text:span text:style-name="T14"><text:tab/>the number of people saying they don't have a tolerance for bullshit is almost exactly the same as the number of people causing bullshit.</text:span></text:p>
      <text:p text:style-name="P8"/>
      <text:p text:style-name="P15"><text:span text:style-name="T14"><text:tab/>state capture(action noun): what corporations have done to america thanks to voting consumers.</text:span></text:p>
      <text:p text:style-name="P8"/>
      <text:p text:style-name="P15"><text:span text:style-name="T14"><text:tab/>why is a ridiculously expensive, small piece of stone/metal a token of love, instead of a year's food or a year's rent?</text:span></text:p>
      <text:p text:style-name="P8"/>
      <text:p text:style-name="P15"><text:span text:style-name="T14"><text:tab/>your country didn't do anything for you. it was all the lives and cheap labor of your fellow man.</text:span></text:p>
      <text:p text:style-name="P8"/>
      <text:p text:style-name="P15"><text:span text:style-name="T14"><text:tab/>i drink eight pounds of water per day.</text:span></text:p>
      <text:p text:style-name="P8"/>
      <text:p text:style-name="P15"><text:span text:style-name="T14"><text:tab/>the system is, in short and oversimplified, an authoritarian corporate oligarchy.</text:span></text:p>
      <text:p text:style-name="P8"/>
      <text:p text:style-name="P15"><text:span text:style-name="T14"><text:tab/>if you are not going to teach your children to be self sufficient, then at the very least teach them the way the system is out to fuck them any way it can.</text:span></text:p>
      <text:p text:style-name="P8"/>
      <text:p text:style-name="P15"><text:soft-page-break/><text:span text:style-name="T14"><text:tab/>many claim money doesn't matter but also say america is the best because it's wealthy. they also say we are the freest, but we have the highest incarceration rates.</text:span></text:p>
      <text:p text:style-name="P8"/>
      <text:p text:style-name="P15"><text:span text:style-name="T14"><text:tab/>martin luther king jr kept black people enslaved with religious rhetoric.</text:span></text:p>
      <text:p text:style-name="P8"/>
      <text:p text:style-name="P15"><text:span text:style-name="T14"><text:tab/>just because you know a threat is coming and you prepare and don't back down </text:span>doesn't make you the aggressor or the guilty party.</text:p>
      <text:p text:style-name="P15"/>
      <text:p text:style-name="P15"><text:tab/>99% of consumers don't know that a lexus is just a toyota that costs more of their federal debt credits so they can feel rich.</text:p>
      <text:p text:style-name="P15"/>
      <text:p text:style-name="P15"><text:tab/>push her wheelchair for her and when she gets mad she'll tell people and police you shoved her around.</text:p>
      <text:p text:style-name="P15"/>
      <text:p text:style-name="P15"><text:tab/>the united states is just a variation of gestapo germany.</text:p>
      <text:p text:style-name="P15"/>
      <text:p text:style-name="P15"><text:tab/>if they can label you, they can dismiss you along with anything you have to offer.</text:p>
      <text:p text:style-name="P15"/>
      <text:p text:style-name="P15"><text:soft-page-break/><text:tab/>mass production, mass marketing, mass consumption, mass waste, mass media, mass destruction. human masses.</text:p>
      <text:p text:style-name="P15"/>
      <text:p text:style-name="P15"><text:tab/>people are overly nice to black people to prove they aren't racist, that's racist. people put BLM in their business windows so they don't get robbed. that's racist. also transparent.</text:p>
      <text:p text:style-name="P8"/>
      <text:p text:style-name="P15"><text:span text:style-name="T14"><text:tab/>i wish i could share something hilarious with my cat.</text:span></text:p>
      <text:p text:style-name="P8"/>
      <text:p text:style-name="P15"><text:span text:style-name="T14"><text:tab/>attacking someone used to mean getting punched on at the very least. </text:span>now it means just saying things they don't like.</text:p>
      <text:p text:style-name="P15"/>
      <text:p text:style-name="P15"><text:span text:style-name="T14"><text:tab/>a real god wouldn't care if you said he wasn't real. real tired of your imaginary friend needing to coerce, convince, or threaten me through you.</text:span></text:p>
      <text:p text:style-name="P8"/>
      <text:p text:style-name="P15"><text:span text:style-name="T14"><text:tab/>cattle tipping (verb): </text:span>go to any church or political rally and push someone down.</text:p>
      <text:p text:style-name="P15"/>
      <text:p text:style-name="P15"><text:tab/>if you want to offend the simpleminded that have make believe problems, make fun of their symbolism.</text:p>
      <text:p text:style-name="P15"/>
      <text:p text:style-name="P15"><text:soft-page-break/><text:tab/>you can't take someone's life but you can take their house and living situation. the court system is a false pretense. 'justice' is a misnomer for state facilitated and profited from, vengeance.</text:p>
      <text:p text:style-name="P15"/>
      <text:p text:style-name="P15"><text:span text:style-name="T14"><text:tab/>even if you're a professional you're still a slave in a field.</text:span></text:p>
      <text:p text:style-name="P8"/>
      <text:p text:style-name="P15"><text:span text:style-name="T14"><text:tab/>americans are in a constant scrimmage playing shirts vs skins while the league makes a killing.</text:span></text:p>
      <text:p text:style-name="P8"/>
      <text:p text:style-name="P15"><text:span text:style-name="T14"><text:tab/>stop trying to figure out </text:span><text:span text:style-name="T15">how</text:span><text:span text:style-name="T14"> to pay rent and start trying to figure out </text:span><text:span text:style-name="T15">why</text:span><text:span text:style-name="T14">.</text:span></text:p>
      <text:p text:style-name="P8"/>
      <text:p text:style-name="P15"><text:span text:style-name="T14"><text:tab/>in this socioeconomic system - poor blacks and rednecks are laterally equal yet influenced to be at war with each other instead of those oppressing them for cheap labor.</text:span></text:p>
      <text:p text:style-name="P8"/>
      <text:p text:style-name="P15"><text:span text:style-name="T14"><text:tab/>rednecks are the state's last resort weapon...</text:span>most are xenophobic behind nationalism so will fight, and die, for free.</text:p>
      <text:p text:style-name="P8"/>
      <text:p text:style-name="P15"><text:span text:style-name="T14"><text:tab/>stop fighting. stop participating. achieve a mental state of calm awareness with no emotion attached to it. </text:span>if only i could practice what i preach...</text:p>
      <text:p text:style-name="P8"/>
      <text:p text:style-name="P15"><text:soft-page-break/><text:span text:style-name="T14"><text:tab/>when all the names have been attacked and discredited, who will you have think for you then?</text:span></text:p>
      <text:p text:style-name="P8"/>
      <text:p text:style-name="P15"><text:span text:style-name="T14"><text:tab/>it's a big planet, go over there. don't you have better things to do with your one existence besides trying to interact with mine?</text:span></text:p>
      <text:p text:style-name="P8"/>
      <text:p text:style-name="P22"><text:span text:style-name="T14"><text:tab/>corporations that force their employees to hear the same constant repetitive music or recordings </text:span>are subjecting them to a form of torture.</text:p>
      <text:p text:style-name="P15"><text:span text:style-name="T14"><text:tab/>those who were genuinely concerned about the deaths of others would not scream for police to race to the scene to enforce corporate mask policies while they contradictorily drive their murder machines every day that contribute 3000+ deaths daily.</text:span></text:p>
      <text:p text:style-name="P8"/>
      <text:p text:style-name="P15"><text:span text:style-name="T14"><text:tab/>"awww fucking spider webs in my face!". </text:span>dude, you bulldozed his only grocery store...</text:p>
      <text:p text:style-name="P15"/>
      <text:p text:style-name="P15"><text:tab/>americans are quick to scream about free speech until they have to hear something they don't like.</text:p>
      <text:p text:style-name="P15"><text:tab/></text:p>
      <text:p text:style-name="P15"><text:soft-page-break/><text:tab/>want to see society for what it really is? peel the labels off.</text:p>
      <text:p text:style-name="P15"><text:tab/>dude stop teaching your children that a zombie was born to a virgin, walked on water, and generated food from nothing. those little bastards turn into adults, a society full of people who don't understand the basics of their environment which leads to not caring about/for it properly. after all, according to you - you can rape and kill your whole life but if you utter a couple magic words right before you die - it all goes away.</text:p>
      <text:p text:style-name="P15"/>
      <text:p text:style-name="P15"><text:tab/>the most ruthless gangs in relatively ranking order:</text:p>
      <text:p text:style-name="P15"/>
      <text:p text:style-name="P15"><text:tab/>bankers/politicians</text:p>
      <text:p text:style-name="P15"><text:tab/>law enforcement</text:p>
      <text:p text:style-name="P15"><text:tab/>christians/muslims<text:line-break/><text:tab/>republicans/democrats<text:line-break/><text:tab/>ones on gangland<text:line-break/><text:tab/>other</text:p>
      <text:p text:style-name="P15"/>
      <text:p text:style-name="P15"><text:tab/>in a society of people that can't get validation for their suffering, people don't have the emotional capacity to care about your suffering as much as you do.</text:p>
      <text:p text:style-name="P15"/>
      <text:p text:style-name="P15"><text:soft-page-break/><text:tab/>hierarchy(noun): people above you are more important, people below you are looked down upon.</text:p>
      <text:p text:style-name="P15"/>
      <text:p text:style-name="P15"><text:tab/>if given sophie's choice between my cat and a random human, i see a guilt free future of meow mix, litter box changes, and tranquility.</text:p>
      <text:p text:style-name="P15"/>
      <text:p text:style-name="P15"><text:span text:style-name="T14"><text:tab/>often my goal is to get the information i need, not care how you righteously misperceive the character i intentionally display to you at that time.</text:span></text:p>
      <text:p text:style-name="P8"/>
      <text:p text:style-name="P15"><text:span text:style-name="T14"><text:tab/>why not one meal all the time but you can make it taste like any meal?</text:span></text:p>
      <text:p text:style-name="P8"/>
      <text:p text:style-name="P15"><text:span text:style-name="T14"><text:tab/>without 911/999 calls and confidential informants, </text:span>the majority of police would have no job.</text:p>
      <text:p text:style-name="P8"/>
      <text:p text:style-name="P15"><text:span text:style-name="T14"><text:tab/>all celebrities, politicians, and managers are sellouts.</text:span></text:p>
      <text:p text:style-name="P8"/>
      <text:p text:style-name="P15"><text:span text:style-name="T14"><text:tab/>the political construct is built on ad hominem, symbolism, revenue, and image. </text:span>remove those things and what do you have? a bunch of fools standing around in suits professing their loyalty to the 'little guy' they exploit, so he'll keep clocking in for them.</text:p>
      <text:p text:style-name="P15"><text:soft-page-break/></text:p>
      <text:p text:style-name="P15"><text:span text:style-name="T14"><text:tab/></text:span>why not instead live doing what you can for others - leaving them alone unless they are in genuine need. stop trying to force your views on others with politicians and police.</text:p>
      <text:p text:style-name="P15"/>
      <text:p text:style-name="P15"><text:tab/>remove restaurants, royalty, religion, renting rooms, groceries, golf, gasoline, chemical consumption, choice in cars, politics, pedophiles, and personally packaged products to start surgically altering society's malformed existence.</text:p>
      <text:p text:style-name="P15"/>
      <text:p text:style-name="P15"><text:tab/>read news articles from other countries. not english written, but translated. look at how their states and medias manipulate them, too.</text:p>
      <text:p text:style-name="P15"/>
      <text:p text:style-name="P15"><text:tab/>with hand over your heart, swear fealty to a cloth with colors on it. your imaginary boundary line with emotional symbolism attached to it, is better than their lines and their symbols. swear fealty by singing the special song at the same time. the 'horst wessel lied'('star spangled banner').</text:p>
      <text:p text:style-name="P15"/>
      <text:p text:style-name="P15"><text:soft-page-break/><text:tab/>the system is a late stage capitalist, socialist, authoritarian, totalitarian, corporate oligarchical, paracosmic venn diagram.</text:p>
      <text:p text:style-name="P15"/>
      <text:p text:style-name="P15"><text:tab/><text:span text:style-name="T33">lose your earthly attachment(s). enter the void, empty. become like water.</text:span></text:p>
      <text:p text:style-name="P15"/>
      <text:p text:style-name="P15"><text:tab/>you know why old people get restless without a job? because they have been conditioned their entire lives to be an employee and have been taught that people who sit at home are considered lazy though they may possess a mental potential greater than their physical labor is "worth".</text:p>
      <text:p text:style-name="P15"/>
      <text:p text:style-name="P15"><text:tab/>people that can barely afford gas dollars are idolizing people who spend $25,000+ on a single piece of body jewelry.</text:p>
      <text:p text:style-name="P15"/>
      <text:p text:style-name="P15"><text:tab/>as long as wealth is a thing, poverty will be too.</text:p>
      <text:p text:style-name="P15"/>
      <text:p text:style-name="P15"><text:tab/>no, the customer is not always right. punch them in the head for being petty.</text:p>
      <text:p text:style-name="P15"/>
      <text:p text:style-name="P15"><text:soft-page-break/><text:tab/>is our existence as purposeless, cheap labor acceptable because we get packaged food, internet, and plastic/metal things with logos on them like xboxes and cars?</text:p>
      <text:p text:style-name="P15"/>
      <text:p text:style-name="P15"><text:tab/>freedom in this society is freedom to choose your own slavery. freedom of religion is freedom to choose your own mental slavery. hourly employment is freedom to choose your own physical slavery. if you don't choose, then you don't get to eat in this life or whatever afterlife you 'chose' from the paracosm brochure.</text:p>
      <text:p text:style-name="P15"/>
      <text:p text:style-name="P15"><text:tab/>fear of guilt of having chose yourself over your loved ones, keeps you working wasting your mind and body for a corporate dollar. if you think about it, clocking in makes life harder for everyone, makes our existence a plastic replica of a copy of a rich person's vision of the world. </text:p>
      <text:p text:style-name="P15"/>
      <text:p text:style-name="P15"><text:tab/>on television they liberate labor camps. in society we clock in to them.</text:p>
      <text:p text:style-name="P15"/>
      <text:p text:style-name="P15"><text:tab/>america(verb): to voluntarily relinquish your freedom for a false sense of safety and security after being conditioned to fear everything in your environment.</text:p>
      <text:p text:style-name="P15"/>
      <text:p text:style-name="P15"><text:soft-page-break/><text:tab/>the badge is not gestapo, the uniform is not gestapo. the individual that binds his mind and his sense of self to a flag, the badge, and/or the uniform - <text:span text:style-name="T30">is</text:span>.</text:p>
      <text:p text:style-name="P15"/>
      <text:p text:style-name="P15"><text:tab/>you can't not want to be <text:span text:style-name="T32">id</text:span>'d by police <text:span text:style-name="T30">and </text:span>stop human trafficking at the same time.</text:p>
      <text:p text:style-name="P15"/>
      <text:p text:style-name="P15"><text:tab/>if you have thoughts that aren't statist, keep them to yourself. the crusades, inquisitions, witch hunts, jew hunts, and totalitarian regimes removing threats(often by just labeling them terrorists) are not make believe or in distant history.</text:p>
      <text:p text:style-name="P15"/>
      <text:p text:style-name="P15"><text:tab/>do you keep participating in politics and religion which keep you mentally submissive as the cheap labor, or do you actually make change in your environment? if you vote you delegate the problems down. if you pray you then pretend to delegate them up to an imaginary friend - thinking that deity is clearing them up in the background while you go to work at mcdonald's or the local factory. it's control, labor, revenue.</text:p>
      <text:p text:style-name="P15"/>
      <text:p text:style-name="P15"><text:soft-page-break/><text:tab/>what would happen, what type of life would exist and flourish if all beings that consumed other beings were terminated?</text:p>
      <text:p text:style-name="P15"/>
      <text:p text:style-name="P15"><text:tab/>if you look at cities from the sky at night, they are an infection, a scab on the planet.</text:p>
      <text:p text:style-name="P22"><text:tab/>state and federal law? what is the system then with different rules for different people in different parts of the nation and different sentencing guidelines for the same crimes, different wording for corporations and the state to get their way at cost to us?</text:p>
      <text:p text:style-name="P22"><text:tab/>humans evolve and adapt, how far outside the realm of possibility is it that our bodies are being conditioned to be cheap labor and eat garbage? would it not be better for all of life if we adapted to synthetic sustenance?</text:p>
      <text:p text:style-name="P22"><text:tab/>if i have the knowledge they lack and they act on their ignorance, is not then my reaction the most culpable? society is stupid and often willfully ignorant. is the 'willfully' part justification for releasing anger on them?</text:p>
      <text:p text:style-name="P22"><text:soft-page-break/><text:tab/>police are quick to beat on handcuffed people but to this day i can't find a single officer to take his badge off and square up for a fair one.</text:p>
      <text:p text:style-name="P22"><text:tab/>someone in law enforcement reading this will volunteer for a fair one just to try and discredit the previous stanza like it shuts down the book series.</text:p>
      <text:p text:style-name="P22"><text:tab/>voting <text:span text:style-name="T30">at all</text:span> is support for whatever decisions the state makes.</text:p>
      <text:p text:style-name="P22"><text:tab/>the statists and the fearful are the conformists, the ones that usher in the totalitarian state. the ones that can't tell what's fact and what's fiction in their own environment...they will default to the state. they are your enemy. their fear will decide their morality, not their paradigms or empathy if they even have any.</text:p>
      <text:p text:style-name="P22"><text:tab/>rage and a conscience, are proven to move mountains...can emotion and logic find a proper balance?</text:p>
      <text:p text:style-name="P22"><text:tab/><text:span text:style-name="T39">me</text:span>: "please stop that behavior"</text:p>
      <text:p text:style-name="P22"><text:tab/><text:span text:style-name="T39">them</text:span>: *continues behavior</text:p>
      <text:p text:style-name="P21"><text:tab/><text:span text:style-name="T39">me</text:span>: "please...stop...I'm starting to get angry"</text:p>
      <text:p text:style-name="P21"><text:tab/><text:span text:style-name="T39">them</text:span>: *continues behavior</text:p>
      <text:p text:style-name="P21"><text:soft-page-break/><text:tab/><text:span text:style-name="T39">me</text:span>: "I'm getting ready to snap, stop"</text:p>
      <text:p text:style-name="P21"><text:tab/><text:span text:style-name="T39">them</text:span>: "help, help, I'm being threatened!!"</text:p>
      <text:p text:style-name="P21"><text:tab/>you have almost the entire collection of mankind's knowlegde at your fingertips. ignorance is a choice or laziness.</text:p>
      <text:p text:style-name="P21"><text:tab/>people get more angry at me using profanity than they do the suffering of others around them...</text:p>
      <text:p text:style-name="P21"><text:tab/>dollar tree asked me to buy school supplies for military children. i said no. here's why: what's the military budget for then? killing other cultures' children while abandoning the basic needs of our own? guilt the slaves into dying for money and oil, then guilting the other slaves into providing that family's basic needs. that way you can spend all the tax money on weapons.</text:p>
      <text:p text:style-name="P21"><text:tab/>i look at the general public when i am in town and i am like - is this <text:span text:style-name="T30">really </text:span>the same species that created wifi and airplanes from things found outside?</text:p>
      <text:p text:style-name="P21"><text:soft-page-break/><text:tab/>hunting is for cowards. give the deer a gun and some camo, some human pheromones, opposable thumbs, and the ability to predict through reason. then it'll be halfway fair.</text:p>
      <text:p text:style-name="P21"><text:tab/>you say society is stupid, yet you want most of them to decide things for you and you trust surveyed statistics. the lack of cognitive function would be hilarious if it didn't have such drastic societal/individual consequences.</text:p>
      <text:p text:style-name="P21"><text:tab/>roaches and mosquitoes are not cute and cuddly. just like most humans. also they didn't ask to be here, either. just because something is small, you are afraid, or you don't understand its purpose or existence doesn't mean <text:span text:style-name="T30">kill</text:span>...humans for all their intelligence, may still be the most primitive of all.</text:p>
      <text:p text:style-name="P21"><text:span text:style-name="T34"><text:tab/>being cheap labor to get your basic needs met is still slavery whether you label it hourly employment or adulthood.</text:span></text:p>
      <text:p text:style-name="P21"><text:span text:style-name="T34"><text:tab/></text:span>often my cat and i are just two beings in a box making sounds at each other<text:span text:style-name="T34">.</text:span></text:p>
      <text:p text:style-name="P21"><text:span text:style-name="T34"><text:tab/>you don't need electricity to read a fucking book.</text:span></text:p>
      <text:p text:style-name="P21"><text:soft-page-break/><text:span text:style-name="T34"><text:tab/>suffering is necessary, but never in abundance. suffering is growing, developing with reluctance.</text:span></text:p>
      <text:p text:style-name="P21"><text:span text:style-name="T34"><text:tab/>i am nowhere near considered an elite:<text:line-break/><text:line-break/><text:tab/>coder.<text:line-break/><text:tab/></text:span>hardware hacker.<text:line-break/><text:tab/>social engineer.<text:line-break/><text:tab/>pentester.<text:line-break/><text:tab/>mathematician.<text:line-break/><text:tab/>sentiment/data analyst.</text:p>
      <text:p text:style-name="P21">in fact in one of those areas i'm remedial, one way less than average, another just so-so. i do sincerely believe however, that a jack of all trades has greater potential for problem resolution with a broad range of skills at a lower level of mastery than a person considered elite regarding one specific skill at wizard status. don't limit yourself as a human because corporations, the state, religions, and/or peers tell you to.</text:p>
      <text:p text:style-name="P21"><text:span text:style-name="T34"><text:tab/>no gang member is open to evidence against their gang. republican, democrat, christian, muslim, black, white, crip, blood...logic and reason battle symbolism.</text:span></text:p>
      <text:p text:style-name="P21"><text:span text:style-name="T34"><text:tab/>if you collect child support you don't get to celebrate independence day.</text:span></text:p>
      <text:p text:style-name="P21"><text:soft-page-break/><text:span text:style-name="T34"><text:tab/>how are totalitarian states built? with the ability to dehumanize others and invalidate their suffering/anger.</text:span></text:p>
      <text:p text:style-name="P21"><text:span text:style-name="T34"><text:tab/>many americans have a garbage diet of fast food, fear, fraudulence, fear, faith, and fear.</text:span></text:p>
      <text:p text:style-name="P21"><text:span text:style-name="T34"><text:tab/>if rsa is broken, child predators can't move their material but neither can corporations or governments.</text:span></text:p>
      <text:p text:style-name="P21"><text:span text:style-name="T34"><text:tab/></text:span><text:span text:style-name="T35">a human life is not worth more than the life of a spider. an arachnid life is not worth more than a human life. only humans and their fear, humans and their concept of value and self would destroy to 'save'.</text:span></text:p>
      <text:p text:style-name="P21"><text:span text:style-name="T35"><text:tab/>no politician is for us. stop looking for a savior, someone to worship and follow. take responsibility for your own existence.</text:span></text:p>
      <text:p text:style-name="P21"><text:span text:style-name="T35"><text:tab/>i saw a gorgeous butterfly eating bird shit.</text:span></text:p>
      <text:p text:style-name="P21"><text:soft-page-break/><text:span text:style-name="T35"><text:tab/>stop telling kids rainbows are magical and start telling kids rainbows are reflection, refraction, and dispersion of light in water droplets resulting in a spectrum of light appearing in the sky. that's just as awe inducing for a young mind. fairy tales make dumb adults. santa, jesus, the easter bunny... it's almost like you want stupid humans walking around having power over things and being able to make choices that affect everyone. life is suffering but a make believe world is not </text:span><text:span text:style-name="T34">the answer.</text:span></text:p>
      <text:p text:style-name="P21"><text:span text:style-name="T34"><text:tab/>there are real world solutions, then there are emotionally placating symbolic gestures.</text:span></text:p>
      <text:p text:style-name="P21"><text:span text:style-name="T34"><text:tab/>who is 'they'? 99% of the time the state. every 3 seconds someone gets arrested. the state is exploiting us, not protecting us.</text:span></text:p>
      <text:p text:style-name="P21"><text:span text:style-name="T34"><text:tab/>police(noun): tool/shield for the rich.</text:span></text:p>
      <text:p text:style-name="P21"><text:span text:style-name="T34"><text:tab/>you can't use someone's anger at what you did, to play victim. anger does not equal guilt or take away from what </text:span><text:span text:style-name="T37">you</text:span><text:span text:style-name="T34"> did.</text:span></text:p>
      <text:p text:style-name="P21"><text:span text:style-name="T34"><text:tab/>i am a jain extremist. i will beat your ass for hurting things.</text:span></text:p>
      <text:p text:style-name="P21"><text:soft-page-break/><text:span text:style-name="T34"><text:tab/>i'm not a coward and that makes me the minority and why i keep losing to strength in numbers despite the evidence.</text:span></text:p>
      <text:p text:style-name="P21"><text:span text:style-name="T34"><text:tab/>they accused me of being a monster when i wasn't. maybe i should bring him out for a round of double jeopardy?</text:span></text:p>
      <text:p text:style-name="P21"><text:span text:style-name="T34"><text:tab/>tell people you are afraid of someone you aren't. then just walking by them in the hallway becomes a heroic act in the eyes of others.</text:span></text:p>
      <text:p text:style-name="P21"><text:span text:style-name="T34"><text:tab/></text:span><text:span text:style-name="T36">if your best interest and freedom were really what your religion and government were about... why is your submission demanded through force and/or fear?</text:span></text:p>
      <text:p text:style-name="P21"><text:span text:style-name="T34"><text:tab/>to not believe in god is to know that it falls on us to make the world a better place.</text:span></text:p>
      <text:p text:style-name="P21"><text:span text:style-name="T34"><text:tab/>in this society, calling people on their negative behavior is considered attacking them.</text:span></text:p>
      <text:p text:style-name="P21"><text:span text:style-name="T34"><text:tab/>to misquote fishburne - '...residential self image, the mental projection of your commercial self...'</text:span></text:p>
      <text:p text:style-name="P21"><text:span text:style-name="T34"><text:tab/>murder is illegal but slowly working people to death at a factory is acceptable and encouraged.</text:span></text:p>
      <text:p text:style-name="P21"><text:soft-page-break/><text:span text:style-name="T34"><text:tab/>classifying such complex architectures as human beings into one word labels permits dehumanization.</text:span></text:p>
      <text:p text:style-name="P21"><text:span text:style-name="T34"><text:tab/>corporations beg for our dollars like they're the ones living paycheck to paycheck. oh that's right, they do. yours.</text:span></text:p>
      <text:p text:style-name="P21"><text:span text:style-name="T34"><text:tab/>is social media what baudrillard would consider pure simulacrum?</text:span></text:p>
      <text:p text:style-name="P21"><text:span text:style-name="T34"><text:tab/>free yourself of the narrative story of your life. memory cripples, binding us to the frozen past.</text:span></text:p>
      <text:p text:style-name="P21"><text:span text:style-name="T34"><text:tab/>the more people with academic credentials, the less academia itself<text:line-break/>is worth.</text:span></text:p>
      <text:p text:style-name="P21"><text:span text:style-name="T34"><text:tab/>the only way to generate more wealth for corporations is to ensure high demand for absurd and unnecessary things.</text:span></text:p>
      <text:p text:style-name="P21"><text:span text:style-name="T34"><text:tab/>inmates get food, a toilet, and a place to sleep. the homeless get told "no restroom" even though going outside is a sex case.</text:span></text:p>
      <text:p text:style-name="P21"><text:span text:style-name="T34"><text:tab/>only weak minds need a deity.</text:span></text:p>
      <text:p text:style-name="P21"><text:span text:style-name="T34"><text:tab/>hypocrites usually know, so i listen.</text:span></text:p>
      <text:p text:style-name="P21"><text:span text:style-name="T34"><text:tab/>you wouldn't exist without incest.</text:span></text:p>
      <text:p text:style-name="P21"><text:soft-page-break/><text:span text:style-name="T34"><text:tab/>human(noun): parasite that destroys everything in its environment while preaching sanctity of life.</text:span></text:p>
      <text:p text:style-name="P21"><text:span text:style-name="T34"><text:tab/>america is three corporations with a military, not a country.</text:span></text:p>
      <text:p text:style-name="P21"><text:span text:style-name="T34"><text:tab/>"we want equality!!!" uhh...you misspelled preferential treatment.</text:span></text:p>
      <text:p text:style-name="P21"><text:span text:style-name="T34"><text:tab/>how many corporations would go out of business if women learned to value themselves?</text:span></text:p>
      <text:p text:style-name="P21"><text:span text:style-name="T34"><text:tab/></text:span><text:span text:style-name="T41">if i question my mental health by saying my current state is the effect caused by past events making me a product of environment(we all are), and by vocalizing that i don't function the same mentally or process the same emotionally as this ridiculous society of cheap labor, xenophobia, religion, sexual depravity, gangs, and doctrine - then it further cements society's view that i am the one who functions incorrectly</text:span><text:span text:style-name="T34">.</text:span></text:p>
      <text:p text:style-name="P21"><text:span text:style-name="T34"><text:tab/>those who bind their minds to a symbol lose their sense of self.</text:span></text:p>
      <text:p text:style-name="P21"><text:span text:style-name="T34"><text:tab/>for a society so morally against oppression, you sure do worship the fuck out of rich people.</text:span></text:p>
      <text:p text:style-name="P21"><text:soft-page-break/><text:span text:style-name="T34"><text:tab/>many fast food employees<text:line-break/>are positive spirits. imagine what they could do for humanity if their jobs weren't shit and unnecessary.</text:span></text:p>
      <text:p text:style-name="P21"><text:span text:style-name="T34"><text:tab/>luxury and conservation<text:line-break/>of resources are mutually exclusive.</text:span></text:p>
      <text:p text:style-name="P21"><text:span text:style-name="T34"><text:tab/>'go forth and multiply'. we did that. you can stop.</text:span></text:p>
      <text:p text:style-name="P21"><text:span text:style-name="T34"><text:tab/>seems most amber alerts are just parents trying to keep their kids away from this brutal joke of a court system.</text:span></text:p>
      <text:p text:style-name="P21"><text:span text:style-name="T34"><text:tab/>felon does not mean criminal. it doesn't not either.</text:span></text:p>
      <text:p text:style-name="P21"><text:span text:style-name="T34"><text:tab/>start mourning no names instead of the rich and famous.</text:span></text:p>
      <text:p text:style-name="P21"><text:span text:style-name="T34"><text:tab/>none of us chose to exist, why can't we just be left the fuck alone?</text:span></text:p>
      <text:p text:style-name="P21"><text:span text:style-name="T34"><text:tab/>the poor dying for the tiffs, tariffs, and tantrums of the rich. so, pretty much business as usual for the planet, then...</text:span></text:p>
      <text:p text:style-name="P21"><text:span text:style-name="T34"><text:tab/>you can protest all you want but the moment you voted, you gave your government authority to act on your behalf.</text:span></text:p>
      <text:p text:style-name="P21"><text:soft-page-break/><text:span text:style-name="T34"><text:tab/>who exactly is at war in the middle east? i know i am not yet i have to live accordingly. absurd.</text:span></text:p>
      <text:p text:style-name="P21"><text:span text:style-name="T34"><text:tab/>if people are not permitted to experience their full existence how could they produce anything necessary for/from it, without any of the data or materials?</text:span></text:p>
      <text:p text:style-name="P21"><text:span text:style-name="T34"><text:tab/>if you stopped trying to 'be' things, you wouldn't require the acceptance of others.</text:span></text:p>
      <text:p text:style-name="P21"><text:soft-page-break/><text:span text:style-name="T34"><text:tab/>we need police, but we need them to apprehend people that rape kids not enforce city ordnance 3.13 section (e) subparagraph (a) that CLEARLY states you owe the state money for parking your already taxed to the ass vehicle in front of THEIR buildings($.25 for fifteen minutes now or $273 for all the time you need that day, in the mail later) and state statute 134.2 that says if a 'peace' officer sees a guy smoking weed and he's having a bad day on the beat, he can not only beat his ass and take it from him, but he can take his freedom for it, too. crimes are no longer crimes. crimes are revenue generation, arbitrary wording of rich politicians and the police have become palace guards. </text:span>if a societal path diversion was to happen it would have already. both corporations and society are running it in to the ground. it isn't sustainable. industry and revenue are killing us and the police have to enforce it. i can't predict the future but...i do read a lot of historical books and i pay attention to my environments long term. if you don't stop buying shit and the police don't start making a stand by only enforcing genuine laws that have victims and hurt people(rape, murder, home invasions, etc) then i think as a society - we're done. mind you, there are those who <text:soft-page-break/>do extremely well in this system and/or are afraid so they will not have that and at your expense.</text:p>
      <text:p text:style-name="P21"><text:tab/>regarding a human's mental and progressive evolution, base primitive urges and emotions cloud judgement and shift focus. if humans focused on introspection, cleaning up our environment, and finding new sustainable forms of energy instead of bonding with even more people and creating exponentially more children to exist in a world that is rapidly breaking down because people vote and pray for resolution instead of acting, we might actually get somewhere. get your codependency on though, bro...</text:p>
      <text:p text:style-name="P21"><text:tab/>people that have received a beatdown from me have done one or more of the<text:span text:style-name="T38"> following:</text:span></text:p>
      <text:p text:style-name="P18"><text:soft-page-break/><text:span text:style-name="T39">abused animals<text:line-break/>abused kids<text:line-break/>fucked with the weak<text:line-break/>fucked with family<text:line-break/>falsely accused<text:line-break/>hated someone for their skin color<text:line-break/>licked the boot of a gestapo official<text:line-break/>pinched my weed sack<text:line-break/>farted while i was eating<text:line-break/>talked shit on the internet</text:span></text:p>
      <text:p text:style-name="P21"/>
      <text:p text:style-name="P21"/>
      <text:p text:style-name="P21"><text:span text:style-name="T34"><text:tab/>i was walking by a store. the owner came out and threw trash on the sidewalk. i picked it up and i took it back in. i pretended like i was looking for something to buy and then just set it on the floor and left.</text:span></text:p>
      <text:p text:style-name="P21"><text:span text:style-name="T34"><text:tab/>america does aggressive shit, then plays victim when others react. it's like the united states learned from my son's mother's playbook.</text:span></text:p>
      <text:p text:style-name="P21"><text:span text:style-name="T34"><text:tab/>through unjust civil and criminal courts the state has created an army of victims.</text:span></text:p>
      <text:p text:style-name="P21"><text:soft-page-break/><text:span text:style-name="T34"><text:tab/>sometimes i miss relationships but then i remember that humans say words that are often wrapped in feelings and deceptions and petty wants.</text:span></text:p>
      <text:p text:style-name="P21"><text:span text:style-name="T34"><text:tab/>if one person's income is dependent on the other person spending their income, why even do it in the first place?</text:span></text:p>
      <text:p text:style-name="P21"><text:span text:style-name="T34"><text:tab/>look back on a debate you had last year. have you thought about how you felt during it, since then? it doesn't matter.</text:span></text:p>
      <text:p text:style-name="P21"><text:span text:style-name="T34"><text:tab/>we each have one existence. it is stolen by corporations, religion, and politics. not mine.</text:span></text:p>
      <text:p text:style-name="P21"><text:span text:style-name="T34"><text:tab/>even our impoverished are fat and entitled.</text:span></text:p>
      <text:p text:style-name="P21"><text:span text:style-name="T34"><text:tab/>if police stopped responding to petty calls, pretend victims would be much less inclined to start shit.</text:span></text:p>
      <text:p text:style-name="P21"><text:span text:style-name="T34"><text:tab/>i will say the aesops fable about jesus saying sell all your shit and go be free or whatever was on point.</text:span></text:p>
      <text:p text:style-name="P21"><text:span text:style-name="T34"><text:tab/>choosing a religion or politician is you getting to pick the color of your shackles.</text:span></text:p>
      <text:p text:style-name="P21"><text:span text:style-name="T34"><text:tab/>stargate sg-1 teaches a more sound moral code than the bible and quran do.</text:span></text:p>
      <text:p text:style-name="P21"><text:soft-page-break/><text:span text:style-name="T34"><text:tab/>if people focused more on what they needed to do instead of how they looked doing it...</text:span></text:p>
      <text:p text:style-name="P21"><text:span text:style-name="T34"><text:tab/>if you need someone to rally behind. you will always be at war with each other. someone will always want a different leader.</text:span></text:p>
      <text:p text:style-name="P21"><text:span text:style-name="T34"><text:tab/>trusting nothing your gvernment tells you is just as lazy as trusting everything your government tells you.</text:span></text:p>
      <text:p text:style-name="P21"><text:span text:style-name="T34"><text:tab/>if everyone stops taking plea deals because it's 'easier', it will cause a buffer overflow and the courts of injustice shut down.</text:span></text:p>
      <text:p text:style-name="P21"><text:span text:style-name="T34"><text:tab/>every attorney is, by title, an officer of the court.</text:span></text:p>
      <text:p text:style-name="P21"><text:span text:style-name="T34"><text:tab/>police work for the district attorney's office. period. that is where their loyalties will 'always lie'.</text:span></text:p>
      <text:p text:style-name="P21"><text:span text:style-name="T34"><text:tab/>any officer who has ever written a speeding ticket is guilty of extortion.</text:span></text:p>
      <text:p text:style-name="P21"><text:span text:style-name="T34"><text:tab/>you are an adult, you can disappear into the forest right this minute if you chose to.</text:span></text:p>
      <text:p text:style-name="P21"><text:span text:style-name="T34"><text:tab/>how can i enjoy a bite of fresh bread knowing at every moment there are people that have zero things to eat?</text:span></text:p>
      <text:p text:style-name="P21"><text:soft-page-break/><text:span text:style-name="T34"><text:tab/>assuming there is something greater than ourselves - the body is pain. having a body is pain. pain and discomfort. then there's boredom. why is life suffer and time? maybe we have a body because it is to get us accustomed to boredom in the nebulae and to understand what pain is. </text:span>that is irrational for two reasons.</text:p>
      <text:p text:style-name="P21">1) animals. they suffer as well. i don't deserve anything more or less than they do</text:p>
      <text:p text:style-name="P21">2) i keep trying to find a purpose for not just our, but MY existence. not everyone's life is time and suffer. many have a thrilling, luxurious existence from birth to death.</text:p>
      <text:p text:style-name="P21"><text:tab/><text:span text:style-name="T34">while you're busy hating one politician, the ones you love are fucking you in the ass.</text:span></text:p>
      <text:p text:style-name="P21"><text:span text:style-name="T34"><text:tab/>me being a part of society's problem, i change my own behavior instead of voting for others to change theirs.</text:span></text:p>
      <text:p text:style-name="P21"><text:span text:style-name="T34"><text:tab/>in a society that throws away everything after tiring of it quickly, why would they treat each other any different?</text:span></text:p>
      <text:p text:style-name="P21"><text:span text:style-name="T34"><text:tab/>if you vote, you approve of whatever decisions your government makes globally.</text:span></text:p>
      <text:p text:style-name="P21"><text:soft-page-break/><text:span text:style-name="T34"><text:tab/>politics only works when the slaves identify with their masters.</text:span></text:p>
      <text:p text:style-name="P21"><text:span text:style-name="T34"><text:tab/>if your environment is stressful, anxious, unstable...you are more likely to see illusory patterns in life.</text:span></text:p>
      <text:p text:style-name="P21"><text:span text:style-name="T34"><text:tab/>if you need a religion or state to be moral, then you cannot handle free will.</text:span></text:p>
      <text:p text:style-name="P21"><text:span text:style-name="T34"><text:tab/>humans often allow other humans' shit behavior because they want to have sex with them.</text:span></text:p>
      <text:p text:style-name="P21"><text:span text:style-name="T34"><text:tab/>of course anyone who challenges this system of profiteering from suffering needs to seek mental health treatment.</text:span></text:p>
      <text:p text:style-name="P21"><text:span text:style-name="T34"><text:tab/>my son's mother is one of the only animals in history and existence that depend on their offspring for survival.</text:span></text:p>
      <text:p text:style-name="P21"><text:span text:style-name="T34"><text:tab/>media &amp; state employees allow injustice daily. why? they value their job over what's morally sound. it's the late 1930's again.</text:span></text:p>
      <text:p text:style-name="P21"><text:span text:style-name="T34"><text:tab/>single cell organism = bible false.</text:span></text:p>
      <text:p text:style-name="P21"><text:span text:style-name="T34"><text:tab/></text:span>the united states trains children for prison early. if they behave in solitary they can eat in the cafeteria with the other inmates. controlled movements, uniforms, curriculum, etc.</text:p>
      <text:p text:style-name="P21"><text:soft-page-break/><text:tab/> if you have never seen schindler's list, you are probably going to see the live rendition in your lifetime.</text:p>
      <text:p text:style-name="P21"><text:tab/>be afraid and give him money every sunday but he only wants to protect you? are you sure your chosen deity is not with the mafia?</text:p>
      <text:p text:style-name="P21"><text:tab/>the state always uses puppies and children to curry public favor. in chicago a dog swears, in human style, on a book of human totalitarian laws that make us fight each other, to uphold those laws. the dog is sworn into office.</text:p>
      <text:p text:style-name="P21"><text:tab/>ohio passed a bill allowing students' answers to be wrong due to religion.</text:p>
      <text:p text:style-name="P21"><text:span text:style-name="T34"><text:tab/>in our society, a bully can be beating up a kid but if you separate them, the bully's mom can press assault charges on you.</text:span></text:p>
      <text:p text:style-name="P21"><text:span text:style-name="T34"><text:tab/>things americans pretend to know everything about? what happens after you die, themselves, and what is best for you.</text:span></text:p>
      <text:p text:style-name="P21"><text:span text:style-name="T34"><text:tab/>public schools call greek gods mythology. a zombie born to a virgin, walking on water, and generating food from nothing isn't?</text:span></text:p>
      <text:p text:style-name="P21"><text:soft-page-break/><text:span text:style-name="T34"><text:tab/>voting is trying to fix a garbage engine by changing the pain job every four years.</text:span></text:p>
      <text:p text:style-name="P21"><text:span text:style-name="T34"><text:tab/>no society can achieve a state of peace and enlightenment through fear and forced servitude.</text:span></text:p>
      <text:p text:style-name="P21"><text:span text:style-name="T34"><text:tab/>the adventures, heroes, magic, love, battles, creatures, and worlds in movies and games - does it not make our own lives seem empty?</text:span></text:p>
      <text:p text:style-name="P21"><text:span text:style-name="T34"><text:tab/>district attorneys are the epitomes of feigned morality. the state has the only exact definition of a relative concept.</text:span></text:p>
      <text:p text:style-name="P21"><text:span text:style-name="T34"><text:tab/>ghost hunters are allowed and pedophile hunters are not. ghosts are make believe, pedophiles are not. we can't hunt real monsters.</text:span></text:p>
      <text:p text:style-name="P21"><text:span text:style-name="T34"><text:tab/>in 1912 white star line paid the titantic employees only up until the moment it sank.</text:span></text:p>
      <text:p text:style-name="P21"><text:span text:style-name="T34"><text:tab/>stop making houses out of wood and start using all that plastic and those tires we can't find anywhere to 'throw away'.</text:span></text:p>
      <text:p text:style-name="P21"><text:span text:style-name="T34"><text:tab/>prayer is schizophrenia.</text:span></text:p>
      <text:p text:style-name="P21"><text:soft-page-break/><text:span text:style-name="T34"><text:tab/>we think it's awesome when the handicapped get hourly employment but that just means the handicapped are being used as slaves too.</text:span></text:p>
      <text:p text:style-name="P21"><text:span text:style-name="T34"><text:tab/>tipping is for employer benefit at customer and employee expense.</text:span></text:p>
      <text:p text:style-name="P21"><text:span text:style-name="T34"><text:tab/>i no longer have kernel taint.</text:span></text:p>
      <text:p text:style-name="P21"><text:span text:style-name="T34"><text:tab/>"what is the difference between ignorance and apathy?" "don't </text:span><text:span text:style-name="T37">know</text:span><text:span text:style-name="T34">, don't </text:span><text:span text:style-name="T37">care</text:span><text:span text:style-name="T34">".</text:span></text:p>
      <text:p text:style-name="P21"><text:span text:style-name="T34"><text:tab/>sometimes i wish jesus and those guys were real then i'd at least </text:span><text:span text:style-name="T37">feel</text:span><text:span text:style-name="T34"> there was a purpose for our suffering.</text:span></text:p>
      <text:p text:style-name="P21"><text:span text:style-name="T34"><text:tab/>name one politician or lawmaker that isn't wealthy.</text:span></text:p>
      <text:p text:style-name="P21"><text:span text:style-name="T34"><text:tab/>in high school was your class president able to stop the excess homework, bullies, etc? or did he need those, so you'd vote for him?</text:span></text:p>
      <text:p text:style-name="P21"><text:span text:style-name="T34"><text:tab/>at least the slaves have their trinkets, their bonds with their fellow man are intangible.</text:span></text:p>
      <text:p text:style-name="P21"><text:span text:style-name="T34">america uses the worst case scenario to justify banning anything. except for cars, religion, fast food. it is profit vs acceptable loss.</text:span></text:p>
      <text:p text:style-name="P21"><text:soft-page-break/><text:span text:style-name="T34"><text:tab/>you voted for the criminal justice system to make a criminal out of anyone. don't act surprised when your number's up.</text:span></text:p>
      <text:p text:style-name="P21"><text:span text:style-name="T34"><text:tab/>the cutoff age for whining is don't let it start.</text:span></text:p>
      <text:p text:style-name="P21"><text:span text:style-name="T34"><text:tab/>death row records is owned by hasbro.</text:span></text:p>
      <text:p text:style-name="P21"><text:span text:style-name="T34"><text:tab/>there is water on mars.</text:span></text:p>
      <text:p text:style-name="P21"><text:span text:style-name="T34"><text:tab/>no matter what relgion you follow, fear is your god.</text:span></text:p>
      <text:p text:style-name="P21"><text:span text:style-name="T34"><text:tab/>knowledge is for sale, what is the cost? all of our lives in debt to become a jack of no trades, apprentice of one.</text:span></text:p>
      <text:p text:style-name="P21"><text:span text:style-name="T34"><text:tab/>which is more important with our one existence - developing towards one's full potential or becoming a conforming member of this cheap labor society?</text:span></text:p>
      <text:p text:style-name="P21"><text:span text:style-name="T34"><text:tab/>if you don't like semi trucks in traffic, stop buying things.</text:span></text:p>
      <text:p text:style-name="P21"><text:span text:style-name="T34"><text:tab/>just by sitting and doing zero things, that makes you morally better than half the population by default.</text:span></text:p>
      <text:p text:style-name="P21"><text:span text:style-name="T34"><text:tab/>please stop confusing misanthropy with misogyny.</text:span></text:p>
      <text:p text:style-name="P21"><text:soft-page-break/><text:span text:style-name="T34"><text:tab/></text:span><text:span text:style-name="T38">$43,000,000,000 spent on movies (yes that's billion)$250,000,000,000 spent on fashion (yes that's billion, again)</text:span></text:p>
      <text:p text:style-name="P21"><text:span text:style-name="T38"><text:tab/>$11,800,000,000 spent on bottled water (billion, again)</text:span></text:p>
      <text:p text:style-name="P21"><text:span text:style-name="T38"><text:tab/>$200,000,000,000 spent on fast food (billion, again)</text:span></text:p>
      <text:p text:style-name="P21"><text:span text:style-name="T38"><text:tab/>$99,000,000,000 generated from sex trafficking (billion, again)</text:span></text:p>
      <text:p text:style-name="P21"><text:span text:style-name="T38"><text:tab/>$82,500,000,000 given to churches (billion, again)</text:span></text:p>
      <text:p text:style-name="P21"><text:span text:style-name="T38"><text:tab/>18,000 golf courses in the united states, 2,000,000 acres that could be used for farmland/biofuels</text:span></text:p>
      <text:p text:style-name="P21"><text:span text:style-name="T38"><text:tab/></text:span><text:span text:style-name="T31">while</text:span><text:span text:style-name="T38"> 40% of edible food is thrown away and there are more empty homes than homeless</text:span></text:p>
      <text:p text:style-name="P21"><text:span text:style-name="T38"><text:tab/></text:span><text:span text:style-name="T31">while</text:span><text:span text:style-name="T38"> people complain about trivial ass problems based on preference. human convenience is a quicker way to destruction. misanthropy in the worst way. people should </text:span><text:span text:style-name="T31">not</text:span><text:span text:style-name="T38"> complain about anything thing until they </text:span><text:span text:style-name="T31">take personal responsibility</text:span><text:span text:style-name="T38"> for </text:span><text:span text:style-name="T31">their</text:span><text:span text:style-name="T38"> contribution to </text:span><text:span text:style-name="T31">any</text:span><text:span text:style-name="T38"> of these things.</text:span></text:p>
      <text:p text:style-name="P21"><text:soft-page-break/><text:span text:style-name="T38"><text:tab/>the pharmaceutical, medical, and psychiatric industries are best of friends. revenue and prestige perpetuating the corporate laboratory of an existence that is your 'life'.</text:span></text:p>
      <text:p text:style-name="P19"><text:span text:style-name="T29">__________________________________</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pan text:style-name="T40">time and money spent on image renders us nonfunction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Verdana1" svg:font-family="Verdana"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Arial Unicode MS1" svg:font-family="'Arial Unicode MS', 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lassGarmnd BT1" svg:font-family="'ClassGarmnd B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false" style:font-name-asian="WenQuanYi Micro Hei"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keep-together="always" fo:orphans="0" fo:widows="0" fo:hyphenation-ladder-count="no-limit" style:punctuation-wrap="simple" style:writing-mode="lr-tb"/>
      <style:text-properties style:use-window-font-color="true" style:font-name="Book Antiqua" fo:font-family="'Book Antiqua'"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Book Antiqua1" style:font-family-complex="'Book Antiqua'"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next-style-name="Text_20_body" style:default-outline-level="" style:class="text">
      <style:paragraph-properties fo:margin-top="1.9689in" fo:margin-bottom="0in" loext:contextual-spacing="false" fo:text-align="end" style:justify-single-word="false" fo:orphans="2" fo:widows="2" fo:hyphenation-ladder-count="no-limit" style:punctuation-wrap="simple" style:writing-mode="lr-tb"/>
      <style:text-properties style:use-window-font-color="true" style:font-name="Arial Narrow" fo:font-family="'Arial Narrow'" style:font-family-generic="roman" style:font-pitch="variable" fo:font-size="36pt" fo:language="en" fo:country="AU" fo:font-weight="bold" style:letter-kerning="true" style:font-name-asian="Times New Roman1" style:font-family-asian="'Times New Roman'" style:font-family-generic-asian="system" style:font-pitch-asian="variable" style:font-size-asian="36pt" style:language-asian="zh" style:country-asian="CN" style:font-weight-asian="bold" style:font-name-complex="Arial Narrow1" style:font-family-complex="'Arial Narrow'"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 style:display-name="Text body" style:family="paragraph" style:default-outline-level="" style:class="text">
      <style:paragraph-properties fo:margin-left="0.7902in" fo:margin-right="0in" fo:margin-top="0in" fo:margin-bottom="0.1043in" loext:contextual-spacing="false" fo:text-align="start" style:justify-single-word="false" fo:keep-together="always" fo:orphans="0" fo:widows="0" fo:hyphenation-ladder-count="no-limit" fo:text-indent="0in" style:auto-text-indent="false" style:punctuation-wrap="simple" style:writing-mode="lr-tb"/>
      <style:text-properties style:use-window-font-color="true" style:font-name="Times New Roman" fo:font-family="'Times New Roman'" style:font-family-generic="roman" style:font-pitch="variable" fo:font-size="12pt" fo:language="en" fo:country="AU"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next-style-name="Text_20_body" style:default-outline-level="" style:class="extra">
      <style:paragraph-properties fo:margin-left="1.3335in" fo:margin-right="0in" fo:margin-top="0.0417in" fo:margin-bottom="0.1665in" loext:contextual-spacing="false" style:line-height-at-least="0.139in" fo:keep-together="auto"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font-name-complex="Garamond1" style:font-family-complex="Garamond" style:font-family-generic-complex="system" style:font-pitch-complex="variable"/>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Text_20_body" style:default-outline-level="1" style:class="text">
      <style:paragraph-properties fo:margin-top="0in" fo:margin-bottom="0.139in" loext:contextual-spacing="false" fo:text-align="start" style:justify-single-word="false" fo:keep-together="always" fo:orphans="0" fo:widows="0" fo:hyphenation-ladder-count="no-limit" fo:keep-with-next="always" style:punctuation-wrap="simple" style:writing-mode="lr-tb"/>
      <style:text-properties style:use-window-font-color="true" style:font-name="Arial Unicode MS" fo:font-family="'Arial Unicode MS', Arial" style:font-family-generic="roman" style:font-pitch="variable" fo:font-size="22pt" fo:language="en" fo:country="AU" fo:font-weight="bold" style:letter-kerning="true" style:font-name-asian="Arial Unicode MS1" style:font-family-asian="'Arial Unicode MS', Arial" style:font-family-generic-asian="system" style:font-pitch-asian="variable" style:font-size-asian="22pt" style:language-asian="zh" style:country-asian="CN" style:font-weight-asian="bold" style:font-name-complex="Arial Unicode MS1" style:font-family-complex="'Arial Unicode MS', Arial" style:font-family-generic-complex="system" style:font-pitch-complex="variable" style:font-size-complex="10pt" style:language-complex="ar" style:country-complex="SA" fo:hyphenate="false" fo:hyphenation-remain-char-count="2" fo:hyphenation-push-char-count="2" loext:hyphenation-no-caps="false"/>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3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fo:language="en" fo:country="US" style:font-name-complex="Calibri1" style:font-family-complex="Calibri" style:font-family-generic-complex="system" style:font-pitch-complex="variable" style:font-size-complex="12pt"/>
    </style:style>
    <style:style style:name="Text_20_body_20_indent" style:display-name="Text body indent" style:family="paragraph" style:parent-style-name="Text_20_body" style:default-outline-level="" style:class="text">
      <style:paragraph-properties fo:margin-left="1.1811in" fo:margin-right="0in" fo:text-indent="0in" style:auto-text-indent="false"/>
    </style:style>
    <style:style style:name="Cover_20_SubHeads" style:display-name="Cover SubHeads" style:family="paragraph" style:parent-style-name="Heading" style:default-outline-level="">
      <style:paragraph-properties fo:margin-top="0.3937in" fo:margin-bottom="0in" loext:contextual-spacing="false" fo:text-align="start" style:justify-single-word="false"/>
      <style:text-properties fo:font-size="16pt" style:font-size-asian="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26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Arial" style:font-family-generic="roman" style:font-pitch="variable" fo:font-size="9pt" fo:language="en" fo:country="AU" style:font-size-asian="9pt" style:font-name-complex="Arial Unicode MS1" style:font-family-complex="'Arial Unicode MS', Arial" style:font-family-generic-complex="system" style:font-pitch-complex="variable"/>
    </style:style>
    <style:style style:name="Footer" style:family="paragraph" style:parent-style-name="Header" style:default-outline-level="" style:class="extra">
      <style:paragraph-properties fo:padding-left="0in" fo:padding-right="0in" fo:padding-top="0.028in" fo:padding-bottom="0.028in" fo:border-left="none" fo:border-right="none" fo:border-top="0.26pt solid #000000" fo:border-bottom="0.26pt solid #000000"/>
      <style:text-properties fo:font-weight="bold" style:font-name-asian="Arial Unicode MS1" style:font-family-asian="'Arial Unicode MS', Arial" style:font-family-generic-asian="system" style:font-pitch-asian="variable" style:font-weight-asian="bold"/>
    </style:style>
    <style:style style:name="Index_20_1" style:display-name="Index 1" style:family="paragraph" style:parent-style-name="Standard" style:next-style-name="Standard" style:default-outline-level="" style:class="index">
      <style:paragraph-properties fo:margin-top="0in" fo:margin-bottom="0.0693in" loext:contextual-spacing="false" fo:keep-together="auto"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class="index">
      <style:paragraph-properties fo:margin-left="0.2752in" fo:margin-right="0in" fo:margin-top="0in" fo:margin-bottom="0.028in" loext:contextual-spacing="false" fo:text-indent="-0.1374in" style:auto-text-indent="false">
        <style:tab-stops>
          <style:tab-stop style:position="2.678in" style:type="right" style:leader-style="dotted" style:leader-text="."/>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top="0in" fo:margin-bottom="0.0693in" loext:contextual-spacing="false" fo:keep-together="auto" fo:orphans="2" fo:widows="2"/>
      <style:text-properties fo:language="en" fo:country="AU"/>
    </style:style>
    <style:style style:name="List_20_Number" style:display-name="List Number" style:family="paragraph" style:parent-style-name="Text_20_body" style:default-outline-level="">
      <style:paragraph-properties fo:margin-top="0in" fo:margin-bottom="0.0693in" loext:contextual-spacing="false"/>
    </style:style>
    <style:style style:name="List_20_Number_20_2" style:display-name="List Number 2" style:family="paragraph" style:parent-style-name="List_20_Number" style:default-outline-level="">
      <style:paragraph-properties fo:margin-top="0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Subtitle" style:family="paragraph" style:parent-style-name="Heading" style:next-style-name="Text_20_body" style:default-outline-level="" style:class="chapter">
      <style:paragraph-properties fo:margin-top="0.7874in" fo:margin-bottom="0.0417in" loext:contextual-spacing="false"/>
      <style:text-properties fo:font-size="22pt" fo:font-weight="normal" style:font-size-asian="22pt" style:font-weight-asian="normal"/>
    </style:style>
    <style:style style:name="Table_20_Body_20_Text" style:display-name="Table Body Text" style:family="paragraph" style:parent-style-name="Text_20_body" style:default-outline-level="">
      <style:paragraph-properties fo:margin-left="0in" fo:margin-right="0in" fo:margin-top="0.0417in" fo:margin-bottom="0.0417in" loext:contextual-spacing="false" fo:text-indent="0in" style:auto-text-indent="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font-size="11pt" fo:language="en" fo:country="AU" style:font-size-asian="11pt" style:font-name-complex="ClassGarmnd BT1" style:font-family-complex="'ClassGarmnd BT'"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next-style-name="Standard" style:default-outline-level="" style:class="index">
      <style:paragraph-properties fo:margin-top="0in" fo:margin-bottom="0.1252in" loext:contextual-spacing="false" fo:text-align="start" style:justify-single-word="false" fo:orphans="2" fo:widows="2" fo:hyphenation-ladder-count="no-limit" style:punctuation-wrap="simple" style:writing-mode="lr-tb">
        <style:tab-stops>
          <style:tab-stop style:position="5.5126in" style:leader-style="dotted" style:leader-text="."/>
          <style:tab-stop style:position="5.9063in" style:type="right"/>
        </style:tab-stops>
      </style:paragraph-properties>
      <style:text-properties style:use-window-font-color="true" style:font-name="Arial" fo:font-family="Arial" style:font-family-generic="roman" style:font-pitch="variable" fo:font-size="12pt" fo:language="en" fo:country="AU" fo:font-weight="bold" style:font-name-asian="Times New Roman1" style:font-family-asian="'Times New Roman'" style:font-family-generic-asian="system" style:font-pitch-asian="variable" style:font-size-asian="12pt" style:language-asian="zh" style:country-asian="CN" style:font-weight-asian="bold"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Contents_20_2" style:display-name="Contents 2" style:family="paragraph" style:parent-style-name="Contents_20_1" style:next-style-name="Standard" style:default-outline-level="" style:class="index">
      <style:paragraph-properties fo:margin-left="0.4925in" fo:margin-right="0in" fo:margin-top="0in" fo:margin-bottom="0.0555in" loext:contextual-spacing="false" fo:text-indent="-0.2953in" style:auto-text-indent="false"/>
    </style:style>
    <style:style style:name="Contents_20_3" style:display-name="Contents 3" style:family="paragraph" style:parent-style-name="Contents_20_2" style:next-style-name="Standard" style:default-outline-level="" style:class="index">
      <style:paragraph-properties fo:margin-left="0.689in" fo:margin-right="0in" fo:text-indent="-0.2953in" style:auto-text-indent="false"/>
      <style:text-properties style:font-name="Book Antiqua" fo:font-family="'Book Antiqua'" style:font-family-generic="roman" style:font-pitch="variable" fo:font-weight="normal" style:font-weight-asian="normal" style:font-name-complex="Book Antiqua1" style:font-family-complex="'Book Antiqua'" style:font-family-generic-complex="system" style:font-pitch-complex="variable"/>
    </style:style>
    <style:style style:name="Contents_20_4" style:display-name="Contents 4" style:family="paragraph" style:parent-style-name="Standard" style:next-style-name="Standard" style:default-outline-level="" style:class="index">
      <style:paragraph-properties fo:margin-left="0.3055in" fo:margin-right="0in" fo:margin-top="0in" fo:margin-bottom="0.139in" loext:contextual-spacing="false" fo:text-indent="0in" style:auto-text-indent="false">
        <style:tab-stops>
          <style:tab-stop style:position="6.4299in" style:type="right"/>
        </style:tab-stops>
      </style:paragraph-properties>
      <style:text-properties fo:font-size="10pt" fo:language="en" fo:country="AU" style:font-size-asian="10pt"/>
    </style:style>
    <style:style style:name="Normal_20__28_Web_29_" style:display-name="Normal (Web)" style:family="paragraph" style:parent-style-name="Standard" style:default-outline-level="">
      <style:paragraph-properties fo:margin-top="0.0693in" fo:margin-bottom="0.0693in" loext:contextual-spacing="false" fo:keep-together="auto" fo:orphans="2" fo:widows="2"/>
      <style:text-properties style:font-name="Arial" fo:font-family="Arial" style:font-family-generic="roman" style:font-pitch="variable" fo:font-size="10pt" fo:language="en" fo:country="AU" style:font-name-asian="Arial Unicode MS1" style:font-family-asian="'Arial Unicode MS', Arial" style:font-family-generic-asian="system" style:font-pitch-asian="variable" style:font-size-asian="10pt" style:font-name-complex="Arial1" style:font-family-complex="Arial" style:font-family-generic-complex="system" style:font-pitch-complex="variable"/>
    </style:style>
    <style:style style:name="Body_20_Text_20_Indent" style:display-name="Body Text Indent" style:family="paragraph" style:parent-style-name="Text_20_body" style:default-outline-level="">
      <style:paragraph-properties fo:margin-left="0in" fo:margin-right="0in" fo:margin-top="0in" fo:margin-bottom="0.0835in" loext:contextual-spacing="false" fo:text-indent="0.1457in" style:auto-text-indent="false"/>
      <style:text-properties style:font-name="Book Antiqua" fo:font-family="'Book Antiqua'" style:font-family-generic="roman" style:font-pitch="variable" style:font-name-complex="Book Antiqua1" style:font-family-complex="'Book Antiqua'" style:font-family-generic-complex="system" style:font-pitch-complex="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text-align="justify" style:justify-single-word="false" fo:orphans="2" fo:widows="2" fo:text-indent="0in" style:auto-text-indent="false" fo:padding="0.1945in" fo:border="0.74pt solid #808080"/>
      <style:text-properties style:font-name="Arial" fo:font-family="Arial" style:font-family-generic="roman" style:font-pitch="variable" fo:language="en" fo:country="US" fo:font-style="italic" style:font-style-asian="italic" style:font-name-complex="Arial1" style:font-family-complex="Arial" style:font-family-generic-complex="system" style:font-pitch-complex="variable" style:font-size-complex="11pt"/>
    </style:style>
    <style:style style:name="Heading_20_Base" style:display-name="Heading Base" style:family="paragraph" style:parent-style-name="Text_20_body" style:next-style-name="Text_20_body" style:default-outline-level="">
      <style:paragraph-properties fo:margin-left="0in" fo:margin-right="0in" fo:margin-top="0in" fo:margin-bottom="0in" loext:contextual-spacing="false" fo:orphans="2" fo:widows="2" fo:text-indent="0in" style:auto-text-indent="false" fo:keep-with-next="always"/>
      <style:text-properties style:font-name="Arial" fo:font-family="Arial" style:font-family-generic="roman" style:font-pitch="variable" fo:language="en" fo:country="US" style:letter-kerning="true" style:font-name-complex="Arial1" style:font-family-complex="Arial" style:font-family-generic-complex="system" style:font-pitch-complex="variable" style:font-size-complex="12pt"/>
    </style:style>
    <style:style style:name="Footnote_20_Base" style:display-name="Footnote Base" style:family="paragraph" style:parent-style-name="Text_20_body" style:default-outline-level="">
      <style:paragraph-properties fo:margin-left="0in" fo:margin-right="0in" fo:margin-top="0in" fo:margin-bottom="0.1665in" loext:contextual-spacing="false" style:line-height-at-least="0.139in" fo:text-align="justify" style:justify-single-word="false" fo:orphans="2" fo:widows="2" fo:text-indent="0in" style:auto-text-indent="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12pt"/>
    </style:style>
    <style:style style:name="Footnote" style:family="paragraph" style:parent-style-name="Footnote_20_Base" style:default-outline-level="" style:class="extra">
      <style:text-properties fo:language="en" fo:country="US"/>
    </style:style>
    <style:style style:name="Title_20_Cover" style:display-name="Title Cover" style:family="paragraph" style:parent-style-name="Heading_20_Base" style:next-style-name="Subtitle_20_Cover" style:default-outline-level="">
      <style:paragraph-properties fo:margin-top="0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keep-together="auto"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name-complex="Arial1" style:font-family-complex="Arial" style:font-family-generic-complex="system" style:font-pitch-complex="variable" style:font-size-complex="8pt" style:font-weight-complex="bold"/>
    </style:style>
    <style:style style:name="No_20_Spacing" style:display-name="No Spacing" style:family="paragraph" style:default-outline-level="">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lassGarmnd BT" fo:font-family="'ClassGarmnd BT'" style:font-family-generic="roman" style:font-pitch="variable" style:font-name-complex="ClassGarmnd BT1" style:font-family-complex="'ClassGarmnd BT'"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fo:font-weight="bold" style:font-weight-asian="bold"/>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 fo:font-family="Symbol" style:font-family-generic="roman" style:font-pitch="variable" fo:font-size="12pt" style:font-size-asian="12pt" style:font-name-complex="Symbol1" style:font-family-complex="Symbol" style:font-family-generic-complex="system" style:font-pitch-complex="variable"/>
    </style:style>
    <style:style style:name="WW8Num4z1" style:family="text">
      <style:text-properties style:use-window-font-color="true"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ClassGarmnd BT" fo:font-family="'ClassGarmnd BT'" style:font-family-generic="roman" style:font-pitch="variable" style:font-name-complex="ClassGarmnd BT1" style:font-family-complex="'ClassGarmnd BT'" style:font-family-generic-complex="system" style:font-pitch-complex="variable"/>
    </style:style>
    <style:style style:name="WW8Num10z0" style:family="text"/>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text-properties style:font-name="ClassGarmnd BT" fo:font-family="'ClassGarmnd BT'" style:font-family-generic="roman" style:font-pitch="variable" style:font-name-complex="ClassGarmnd BT1" style:font-family-complex="'ClassGarmnd BT'"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0" style:family="text">
      <style:text-properties fo:font-weight="bold" style:font-weight-asian="bold"/>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text-properties style:use-window-font-color="true" style:font-name="Symbol" fo:font-family="Symbol" style:font-family-generic="roman" style:font-pitch="variable" fo:font-size="12pt" style:font-size-asian="12pt" style:font-name-complex="Symbol1" style:font-family-complex="Symbol" style:font-family-generic-complex="system" style:font-pitch-complex="variable"/>
    </style:style>
    <style:style style:name="WW8Num19z1" style:family="text">
      <style:text-properties style:use-window-font-color="true"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0" style:family="text">
      <style:text-properties style:use-window-font-color="true" style:font-name="Symbol" fo:font-family="Symbol" style:font-family-generic="roman" style:font-pitch="variable" fo:font-size="12pt" style:font-size-asian="12pt" style:font-name-complex="Symbol1" style:font-family-complex="Symbol" style:font-family-generic-complex="system" style:font-pitch-complex="variable"/>
    </style:style>
    <style:style style:name="WW8Num22z1" style:family="text">
      <style:text-properties style:use-window-font-color="true"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2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Default_20_Paragraph_20_Font" style:display-name="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ff8700" style:text-underline-style="none"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font-name-complex="Book Antiqua1" style:font-family-complex="'Book Antiqua'" style:font-family-generic-complex="system" style:font-pitch-complex="variable"/>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text-properties style:font-name="Arial Unicode MS" fo:font-family="'Arial Unicode MS', Arial" style:font-family-generic="roman" style:font-pitch="variable" fo:font-size="9pt" fo:language="en" fo:country="AU" style:font-size-asian="9pt" style:font-name-complex="Arial Unicode MS1" style:font-family-complex="'Arial Unicode MS', Arial" style:font-family-generic-complex="system" style:font-pitch-complex="variable"/>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lassGarmnd BT1" style:font-family-complex="'ClassGarmnd B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style:use-window-font-color="true" fo:font-size="12pt" style:font-size-asian="12pt" style:font-name-complex="Symbol1" style:font-family-complex="Symbol" style:font-family-generic-complex="system" style:font-pitch-complex="variable"/>
    </style:style>
    <style:style style:name="ListLabel_20_14" style:display-name="ListLabel 14" style:family="text">
      <style:text-properties style:use-window-font-color="true" fo:font-size="10pt" style:font-size-asian="10pt"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text:style-name="ListLabel_20_2" text:bullet-char="o">
        <style:list-level-properties text:list-level-position-and-space-mode="label-alignment">
          <style:list-level-label-alignment text:label-followed-by="listtab" text:list-tab-stop-position="1.2791in" fo:text-indent="-0.25in" fo:margin-left="1.2791in"/>
        </style:list-level-properties>
        <style:text-properties fo:font-family="'Courier New'" style:font-style-name="Regular" style:font-pitch="fixed"/>
      </text:list-level-style-bullet>
      <text:list-level-style-bullet text:level="3" text:style-name="ListLabel_20_3" text:bullet-char="">
        <style:list-level-properties text:list-level-position-and-space-mode="label-alignment">
          <style:list-level-label-alignment text:label-followed-by="listtab" text:list-tab-stop-position="1.7791in" fo:text-indent="-0.25in" fo:margin-left="1.7791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2.2791in" fo:text-indent="-0.25in" fo:margin-left="2.2791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2.7791in" fo:text-indent="-0.25in" fo:margin-left="2.7791in"/>
        </style:list-level-properties>
        <style:text-properties fo:font-family="'Courier New'" style:font-style-name="Regular" style:font-pitch="fixed"/>
      </text:list-level-style-bullet>
      <text:list-level-style-bullet text:level="6" text:style-name="ListLabel_20_6" text:bullet-char="">
        <style:list-level-properties text:list-level-position-and-space-mode="label-alignment">
          <style:list-level-label-alignment text:label-followed-by="listtab" text:list-tab-stop-position="3.2791in" fo:text-indent="-0.25in" fo:margin-left="3.2791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3.7791in" fo:text-indent="-0.25in" fo:margin-left="3.7791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text:list-tab-stop-position="4.2791in" fo:text-indent="-0.25in" fo:margin-left="4.2791in"/>
        </style:list-level-properties>
        <style:text-properties fo:font-family="'Courier New'" style:font-style-name="Regular" style:font-pitch="fixed"/>
      </text:list-level-style-bullet>
      <text:list-level-style-bullet text:level="9" text:style-name="ListLabel_20_9" text:bullet-char="">
        <style:list-level-properties text:list-level-position-and-space-mode="label-alignment">
          <style:list-level-label-alignment text:label-followed-by="listtab" text:list-tab-stop-position="4.7791in" fo:text-indent="-0.25in" fo:margin-left="4.779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text:bullet-char="">
        <style:list-level-properties text:list-level-position-and-space-mode="label-alignment">
          <style:list-level-label-alignment text:label-followed-by="listtab" text:list-tab-stop-position="1.0402in" fo:text-indent="-0.25in" fo:margin-left="1.0402in"/>
        </style:list-level-properties>
        <style:text-properties fo:font-family="Symbol" style:font-charset="x-symbol"/>
      </text:list-level-style-bullet>
      <text:list-level-style-bullet text:level="2" text:style-name="ListLabel_20_14" text:bullet-char="">
        <style:list-level-properties text:list-level-position-and-space-mode="label-alignment">
          <style:list-level-label-alignment text:label-followed-by="listtab" text:list-tab-stop-position="1.3402in" fo:text-indent="-0.3in" fo:margin-left="1.3402in"/>
        </style:list-level-properties>
        <style:text-properties fo:font-family="Symbol" style:font-charset="x-symbol"/>
      </text:list-level-style-bullet>
      <text:list-level-style-bullet text:level="3" text:style-name="ListLabel_20_15"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number text:level="4"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5.0598in" fo:page-height="7.8098in" style:num-format="1" style:print-orientation="portrait" fo:margin-top="0.35in" fo:margin-bottom="0.35in" fo:margin-left="0.8799in" fo:margin-right="0.5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text:tab/></text:p>
      </style:footer>
      <style:footer-left>
        <text:p text:style-name="Footer"/>
      </style:footer-left>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4-11T19:09:00</meta:creation-date>
    <dc:language>en-US</dc:language>
    <dc:date>2020-10-14T16:24:49.454240212</dc:date>
    <meta:editing-cycles>328</meta:editing-cycles>
    <meta:editing-duration>P1DT4H39M41S</meta:editing-duration>
    <meta:generator>LibreOffice/6.4.6.2$Linux_X86_64 LibreOffice_project/40$Build-2</meta:generator>
    <meta:document-statistic meta:table-count="0" meta:image-count="0" meta:object-count="0" meta:page-count="52" meta:paragraph-count="349" meta:word-count="6841" meta:character-count="40237" meta:non-whitespace-character-count="33394"/>
  </office:meta>
</office:document-meta>
</file>